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pitch="variable"/>
    <style:font-face style:name="Calibri4" svg:font-family="Calibri" style:font-adornments="Regular"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7.5597in" style:rel-width="100%" fo:margin-left="0in" fo:margin-top="0in" fo:margin-bottom="0in" table:align="left" style:writing-mode="page"/>
    </style:style>
    <style:style style:name="Table1.A" style:family="table-column">
      <style:table-column-properties style:column-width="4.0951in" style:rel-column-width="35500*"/>
    </style:style>
    <style:style style:name="Table1.B" style:family="table-column">
      <style:table-column-properties style:column-width="3.4646in" style:rel-column-width="30034*"/>
    </style:style>
    <style:style style:name="Table1.1" style:family="table-row">
      <style:table-row-properties fo:keep-together="auto"/>
    </style:style>
    <style:style style:name="Table1.A1" style:family="table-cell">
      <style:table-cell-properties fo:padding="0.0201in" fo:border="none"/>
    </style:style>
    <style:style style:name="Table4" style:family="table">
      <style:table-properties style:width="7.5604in" fo:margin-left="-0.0208in" fo:margin-top="0in" fo:margin-bottom="0in" table:align="left" style:writing-mode="page"/>
    </style:style>
    <style:style style:name="Table4.A" style:family="table-column">
      <style:table-column-properties style:column-width="0.5222in"/>
    </style:style>
    <style:style style:name="Table4.B" style:family="table-column">
      <style:table-column-properties style:column-width="0.8431in"/>
    </style:style>
    <style:style style:name="Table4.C" style:family="table-column">
      <style:table-column-properties style:column-width="1.2139in"/>
    </style:style>
    <style:style style:name="Table4.D" style:family="table-column">
      <style:table-column-properties style:column-width="0.8889in"/>
    </style:style>
    <style:style style:name="Table4.E" style:family="table-column">
      <style:table-column-properties style:column-width="1.3333in"/>
    </style:style>
    <style:style style:name="Table4.F" style:family="table-column">
      <style:table-column-properties style:column-width="1.4889in"/>
    </style:style>
    <style:style style:name="Table4.G" style:family="table-column">
      <style:table-column-properties style:column-width="1.2701in"/>
    </style:style>
    <style:style style:name="Table4.1" style:family="table-row">
      <style:table-row-properties style:min-row-height="0.1778in" fo:keep-together="auto"/>
    </style:style>
    <style:style style:name="Table4.A1" style:family="table-cell">
      <style:table-cell-properties style:vertical-align="bottom" fo:padding="0in" fo:border="0.05pt solid #000000"/>
    </style:style>
    <style:style style:name="Table4.A2" style:family="table-cell">
      <style:table-cell-properties style:vertical-align="bottom" fo:padding="0in" fo:border-left="0.05pt solid #000000" fo:border-right="none" fo:border-top="none" fo:border-bottom="0.05pt solid #000000"/>
    </style:style>
    <style:style style:name="Table4.G2" style:family="table-cell">
      <style:table-cell-properties style:vertical-align="bottom" fo:padding="0in" fo:border-left="0.05pt solid #000000" fo:border-right="0.05pt solid #000000" fo:border-top="none" fo:border-bottom="0.05pt solid #000000"/>
    </style:style>
    <style:style style:name="Table4.A3" style:family="table-cell" style:data-style-name="N0">
      <style:table-cell-properties style:vertical-align="bottom" fo:padding="0.0201in" fo:border-left="0.05pt solid #000000" fo:border-right="none" fo:border-top="0.05pt solid #000000" fo:border-bottom="0.05pt solid #000000"/>
    </style:style>
    <style:style style:name="Table4.D3" style:family="table-cell">
      <style:table-cell-properties style:vertical-align="bottom" fo:padding="0.0201in" fo:border-left="0.05pt solid #000000" fo:border-right="none" fo:border-top="0.05pt solid #000000" fo:border-bottom="0.05pt solid #000000"/>
    </style:style>
    <style:style style:name="Table4.G3" style:family="table-cell" style:data-style-name="N3">
      <style:table-cell-properties style:vertical-align="bottom" fo:padding="0.0201in" fo:border="0.05pt solid #000000"/>
    </style:style>
    <style:style style:name="Table4.A4" style:family="table-cell">
      <style:table-cell-properties style:vertical-align="bottom" fo:padding-left="0.0208in" fo:padding-right="0.0208in" fo:padding-top="0in" fo:padding-bottom="0in" fo:border="none"/>
    </style:style>
    <style:style style:name="Table4.B4" style:family="table-cell">
      <style:table-cell-properties style:vertical-align="bottom" fo:padding-left="0.0208in" fo:padding-right="0.0208in" fo:padding-top="0in" fo:padding-bottom="0in" fo:border="none"/>
    </style:style>
    <style:style style:name="Table4.C4" style:family="table-cell" style:data-style-name="N129">
      <style:table-cell-properties style:vertical-align="bottom" fo:padding-left="0.0208in" fo:padding-right="0.0208in" fo:padding-top="0in" fo:padding-bottom="0in" fo:border="none"/>
    </style:style>
    <style:style style:name="Table4.D4" style:family="table-cell">
      <style:table-cell-properties style:vertical-align="bottom" fo:padding-left="0.0208in" fo:padding-right="0.0208in" fo:padding-top="0in" fo:padding-bottom="0in" fo:border="none"/>
    </style:style>
    <style:style style:name="Table4.E4" style:family="table-cell">
      <style:table-cell-properties style:vertical-align="bottom" fo:padding-left="0.0208in" fo:padding-right="0.0208in" fo:padding-top="0in" fo:padding-bottom="0in" fo:border="none"/>
    </style:style>
    <style:style style:name="Table4.F4" style:family="table-cell">
      <style:table-cell-properties style:vertical-align="bottom" fo:padding-left="0.0208in" fo:padding-right="0.0208in" fo:padding-top="0in" fo:padding-bottom="0in" fo:border="none"/>
    </style:style>
    <style:style style:name="Table4.G4" style:family="table-cell" style:data-style-name="N3">
      <style:table-cell-properties style:vertical-align="bottom" fo:padding-left="0.0208in" fo:padding-right="0.0208in" fo:padding-top="0in" fo:padding-bottom="0in" fo:border="none"/>
    </style:style>
    <style:style style:name="Table3" style:family="table">
      <style:table-properties style:width="7.5597in" style:rel-width="100%" fo:margin-top="0in" fo:margin-bottom="0in" table:align="center" style:writing-mode="page"/>
    </style:style>
    <style:style style:name="Table3.A" style:family="table-column">
      <style:table-column-properties style:column-width="3.7799in" style:rel-column-width="32767*"/>
    </style:style>
    <style:style style:name="Table3.1" style:family="table-row">
      <style:table-row-properties style:min-row-height="2.2181in" fo:keep-together="auto"/>
    </style:style>
    <style:style style:name="Table3.A1" style:family="table-cell">
      <style:table-cell-properties fo:padding="0.1597in" fo:border="none"/>
    </style:style>
    <style:style style:name="Table2" style:family="table">
      <style:table-properties style:width="7.5597in" style:rel-width="100%" fo:margin-top="0in" fo:margin-bottom="0in" table:align="center" style:writing-mode="page"/>
    </style:style>
    <style:style style:name="Table2.A" style:family="table-column">
      <style:table-column-properties style:column-width="3.7799in" style:rel-column-width="32767*"/>
    </style:style>
    <style:style style:name="Table2.1" style:family="table-row">
      <style:table-row-properties style:min-row-height="1.9118in" fo:keep-together="auto"/>
    </style:style>
    <style:style style:name="Table2.A1" style:family="table-cell">
      <style:table-cell-properties fo:padding="0.1597in" fo:border="none"/>
    </style:style>
    <style:style style:name="Table5" style:family="table">
      <style:table-properties style:width="7.5597in" table:align="margins" style:writing-mode="lr-tb"/>
    </style:style>
    <style:style style:name="Table5.A" style:family="table-column">
      <style:table-column-properties style:column-width="3.7799in" style:rel-column-width="32767*"/>
    </style:style>
    <style:style style:name="Table5.B" style:family="table-column">
      <style:table-column-properties style:column-width="3.7799in" style:rel-column-width="32768*"/>
    </style:style>
    <style:style style:name="Table5.A1" style:family="table-cell">
      <style:table-cell-properties style:writing-mode="page"/>
    </style:style>
    <style:style style:name="MailMergeTable2025-01-09T15_3a_29_3a_52Z6" style:display-name="MailMergeTable2025-01-09T15:29:52Z6" style:family="table">
      <style:table-properties style:width="7.5597in" style:rel-width="100%" fo:margin-left="0in" fo:margin-top="0in" fo:margin-bottom="0in" table:align="left" style:writing-mode="page"/>
    </style:style>
    <style:style style:name="MailMergeTable2025-01-09T15_3a_29_3a_52Z6.A" style:display-name="MailMergeTable2025-01-09T15:29:52Z6.A" style:family="table-column">
      <style:table-column-properties style:column-width="4.0951in" style:rel-column-width="35500*"/>
    </style:style>
    <style:style style:name="MailMergeTable2025-01-09T15_3a_29_3a_52Z6.B" style:display-name="MailMergeTable2025-01-09T15:29:52Z6.B" style:family="table-column">
      <style:table-column-properties style:column-width="3.4646in" style:rel-column-width="30034*"/>
    </style:style>
    <style:style style:name="MailMergeTable2025-01-09T15_3a_29_3a_52Z6.1" style:display-name="MailMergeTable2025-01-09T15:29:52Z6.1" style:family="table-row">
      <style:table-row-properties fo:keep-together="auto"/>
    </style:style>
    <style:style style:name="MailMergeTable2025-01-09T15_3a_29_3a_52Z6.A1" style:display-name="MailMergeTable2025-01-09T15:29:52Z6.A1" style:family="table-cell">
      <style:table-cell-properties fo:padding="0.0201in" fo:border="none"/>
    </style:style>
    <style:style style:name="MailMergeTable2025-01-09T15_3a_29_3a_52Z7" style:display-name="MailMergeTable2025-01-09T15:29:52Z7" style:family="table">
      <style:table-properties style:width="7.5604in" fo:margin-left="-0.0208in" fo:margin-top="0in" fo:margin-bottom="0in" table:align="left" style:writing-mode="page"/>
    </style:style>
    <style:style style:name="MailMergeTable2025-01-09T15_3a_29_3a_52Z7.A" style:display-name="MailMergeTable2025-01-09T15:29:52Z7.A" style:family="table-column">
      <style:table-column-properties style:column-width="0.5222in"/>
    </style:style>
    <style:style style:name="MailMergeTable2025-01-09T15_3a_29_3a_52Z7.B" style:display-name="MailMergeTable2025-01-09T15:29:52Z7.B" style:family="table-column">
      <style:table-column-properties style:column-width="0.8431in"/>
    </style:style>
    <style:style style:name="MailMergeTable2025-01-09T15_3a_29_3a_52Z7.C" style:display-name="MailMergeTable2025-01-09T15:29:52Z7.C" style:family="table-column">
      <style:table-column-properties style:column-width="1.2139in"/>
    </style:style>
    <style:style style:name="MailMergeTable2025-01-09T15_3a_29_3a_52Z7.D" style:display-name="MailMergeTable2025-01-09T15:29:52Z7.D" style:family="table-column">
      <style:table-column-properties style:column-width="0.8889in"/>
    </style:style>
    <style:style style:name="MailMergeTable2025-01-09T15_3a_29_3a_52Z7.E" style:display-name="MailMergeTable2025-01-09T15:29:52Z7.E" style:family="table-column">
      <style:table-column-properties style:column-width="1.3333in"/>
    </style:style>
    <style:style style:name="MailMergeTable2025-01-09T15_3a_29_3a_52Z7.F" style:display-name="MailMergeTable2025-01-09T15:29:52Z7.F" style:family="table-column">
      <style:table-column-properties style:column-width="1.4889in"/>
    </style:style>
    <style:style style:name="MailMergeTable2025-01-09T15_3a_29_3a_52Z7.G" style:display-name="MailMergeTable2025-01-09T15:29:52Z7.G" style:family="table-column">
      <style:table-column-properties style:column-width="1.2701in"/>
    </style:style>
    <style:style style:name="MailMergeTable2025-01-09T15_3a_29_3a_52Z7.1" style:display-name="MailMergeTable2025-01-09T15:29:52Z7.1" style:family="table-row">
      <style:table-row-properties style:min-row-height="0.1778in" fo:keep-together="auto"/>
    </style:style>
    <style:style style:name="MailMergeTable2025-01-09T15_3a_29_3a_52Z7.A1" style:display-name="MailMergeTable2025-01-09T15:29:52Z7.A1" style:family="table-cell">
      <style:table-cell-properties style:vertical-align="bottom" fo:padding="0in" fo:border="0.05pt solid #000000"/>
    </style:style>
    <style:style style:name="MailMergeTable2025-01-09T15_3a_29_3a_52Z7.A2" style:display-name="MailMergeTable2025-01-09T15:29:52Z7.A2" style:family="table-cell">
      <style:table-cell-properties style:vertical-align="bottom" fo:padding="0in" fo:border-left="0.05pt solid #000000" fo:border-right="none" fo:border-top="none" fo:border-bottom="0.05pt solid #000000"/>
    </style:style>
    <style:style style:name="MailMergeTable2025-01-09T15_3a_29_3a_52Z7.G2" style:display-name="MailMergeTable2025-01-09T15:29:52Z7.G2" style:family="table-cell">
      <style:table-cell-properties style:vertical-align="bottom" fo:padding="0in" fo:border-left="0.05pt solid #000000" fo:border-right="0.05pt solid #000000" fo:border-top="none" fo:border-bottom="0.05pt solid #000000"/>
    </style:style>
    <style:style style:name="MailMergeTable2025-01-09T15_3a_29_3a_52Z7.A3" style:display-name="MailMergeTable2025-01-09T15:29:52Z7.A3" style:family="table-cell" style:data-style-name="N0">
      <style:table-cell-properties style:vertical-align="bottom" fo:padding="0.0201in" fo:border-left="0.05pt solid #000000" fo:border-right="none" fo:border-top="0.05pt solid #000000" fo:border-bottom="0.05pt solid #000000"/>
    </style:style>
    <style:style style:name="MailMergeTable2025-01-09T15_3a_29_3a_52Z7.D3" style:display-name="MailMergeTable2025-01-09T15:29:52Z7.D3" style:family="table-cell">
      <style:table-cell-properties style:vertical-align="bottom" fo:padding="0.0201in" fo:border-left="0.05pt solid #000000" fo:border-right="none" fo:border-top="0.05pt solid #000000" fo:border-bottom="0.05pt solid #000000"/>
    </style:style>
    <style:style style:name="MailMergeTable2025-01-09T15_3a_29_3a_52Z7.G3" style:display-name="MailMergeTable2025-01-09T15:29:52Z7.G3" style:family="table-cell" style:data-style-name="N3">
      <style:table-cell-properties style:vertical-align="bottom" fo:padding="0.0201in" fo:border="0.05pt solid #000000"/>
    </style:style>
    <style:style style:name="MailMergeTable2025-01-09T15_3a_29_3a_52Z7.A4" style:display-name="MailMergeTable2025-01-09T15:29:52Z7.A4" style:family="table-cell">
      <style:table-cell-properties style:vertical-align="bottom" fo:padding-left="0.0208in" fo:padding-right="0.0208in" fo:padding-top="0in" fo:padding-bottom="0in" fo:border="none"/>
    </style:style>
    <style:style style:name="MailMergeTable2025-01-09T15_3a_29_3a_52Z7.B4" style:display-name="MailMergeTable2025-01-09T15:29:52Z7.B4" style:family="table-cell">
      <style:table-cell-properties style:vertical-align="bottom" fo:padding-left="0.0208in" fo:padding-right="0.0208in" fo:padding-top="0in" fo:padding-bottom="0in" fo:border="none"/>
    </style:style>
    <style:style style:name="MailMergeTable2025-01-09T15_3a_29_3a_52Z7.C4" style:display-name="MailMergeTable2025-01-09T15:29:52Z7.C4" style:family="table-cell" style:data-style-name="N129">
      <style:table-cell-properties style:vertical-align="bottom" fo:padding-left="0.0208in" fo:padding-right="0.0208in" fo:padding-top="0in" fo:padding-bottom="0in" fo:border="none"/>
    </style:style>
    <style:style style:name="MailMergeTable2025-01-09T15_3a_29_3a_52Z7.D4" style:display-name="MailMergeTable2025-01-09T15:29:52Z7.D4" style:family="table-cell">
      <style:table-cell-properties style:vertical-align="bottom" fo:padding-left="0.0208in" fo:padding-right="0.0208in" fo:padding-top="0in" fo:padding-bottom="0in" fo:border="none"/>
    </style:style>
    <style:style style:name="MailMergeTable2025-01-09T15_3a_29_3a_52Z7.E4" style:display-name="MailMergeTable2025-01-09T15:29:52Z7.E4" style:family="table-cell">
      <style:table-cell-properties style:vertical-align="bottom" fo:padding-left="0.0208in" fo:padding-right="0.0208in" fo:padding-top="0in" fo:padding-bottom="0in" fo:border="none"/>
    </style:style>
    <style:style style:name="MailMergeTable2025-01-09T15_3a_29_3a_52Z7.F4" style:display-name="MailMergeTable2025-01-09T15:29:52Z7.F4" style:family="table-cell">
      <style:table-cell-properties style:vertical-align="bottom" fo:padding-left="0.0208in" fo:padding-right="0.0208in" fo:padding-top="0in" fo:padding-bottom="0in" fo:border="none"/>
    </style:style>
    <style:style style:name="MailMergeTable2025-01-09T15_3a_29_3a_52Z7.G4" style:display-name="MailMergeTable2025-01-09T15:29:52Z7.G4" style:family="table-cell" style:data-style-name="N3">
      <style:table-cell-properties style:vertical-align="bottom" fo:padding-left="0.0208in" fo:padding-right="0.0208in" fo:padding-top="0in" fo:padding-bottom="0in" fo:border="none"/>
    </style:style>
    <style:style style:name="MailMergeTable2025-01-09T15_3a_29_3a_52Z8" style:display-name="MailMergeTable2025-01-09T15:29:52Z8" style:family="table">
      <style:table-properties style:width="7.5597in" style:rel-width="100%" fo:margin-top="0in" fo:margin-bottom="0in" table:align="center" style:writing-mode="page"/>
    </style:style>
    <style:style style:name="MailMergeTable2025-01-09T15_3a_29_3a_52Z8.A" style:display-name="MailMergeTable2025-01-09T15:29:52Z8.A" style:family="table-column">
      <style:table-column-properties style:column-width="3.7799in" style:rel-column-width="32767*"/>
    </style:style>
    <style:style style:name="MailMergeTable2025-01-09T15_3a_29_3a_52Z8.1" style:display-name="MailMergeTable2025-01-09T15:29:52Z8.1" style:family="table-row">
      <style:table-row-properties style:min-row-height="2.2181in" fo:keep-together="auto"/>
    </style:style>
    <style:style style:name="MailMergeTable2025-01-09T15_3a_29_3a_52Z8.A1" style:display-name="MailMergeTable2025-01-09T15:29:52Z8.A1" style:family="table-cell">
      <style:table-cell-properties fo:padding="0.1597in" fo:border="none"/>
    </style:style>
    <style:style style:name="MailMergeTable2025-01-09T15_3a_29_3a_52Z9" style:display-name="MailMergeTable2025-01-09T15:29:52Z9" style:family="table">
      <style:table-properties style:width="7.5597in" style:rel-width="100%" fo:margin-top="0in" fo:margin-bottom="0in" table:align="center" style:writing-mode="page"/>
    </style:style>
    <style:style style:name="MailMergeTable2025-01-09T15_3a_29_3a_52Z9.A" style:display-name="MailMergeTable2025-01-09T15:29:52Z9.A" style:family="table-column">
      <style:table-column-properties style:column-width="3.7799in" style:rel-column-width="32767*"/>
    </style:style>
    <style:style style:name="MailMergeTable2025-01-09T15_3a_29_3a_52Z9.1" style:display-name="MailMergeTable2025-01-09T15:29:52Z9.1" style:family="table-row">
      <style:table-row-properties style:min-row-height="1.9118in" fo:keep-together="auto"/>
    </style:style>
    <style:style style:name="MailMergeTable2025-01-09T15_3a_29_3a_52Z9.A1" style:display-name="MailMergeTable2025-01-09T15:29:52Z9.A1" style:family="table-cell">
      <style:table-cell-properties fo:padding="0.1597in" fo:border="none"/>
    </style:style>
    <style:style style:name="MailMergeTable2025-01-09T15_3a_29_3a_52Z10" style:display-name="MailMergeTable2025-01-09T15:29:52Z10" style:family="table">
      <style:table-properties style:width="7.5597in" table:align="margins" style:writing-mode="lr-tb"/>
    </style:style>
    <style:style style:name="MailMergeTable2025-01-09T15_3a_29_3a_52Z10.A" style:display-name="MailMergeTable2025-01-09T15:29:52Z10.A" style:family="table-column">
      <style:table-column-properties style:column-width="3.7799in" style:rel-column-width="32767*"/>
    </style:style>
    <style:style style:name="MailMergeTable2025-01-09T15_3a_29_3a_52Z10.B" style:display-name="MailMergeTable2025-01-09T15:29:52Z10.B" style:family="table-column">
      <style:table-column-properties style:column-width="3.7799in" style:rel-column-width="32768*"/>
    </style:style>
    <style:style style:name="MailMergeTable2025-01-09T15_3a_29_3a_52Z10.A1" style:display-name="MailMergeTable2025-01-09T15:29:52Z10.A1" style:family="table-cell">
      <style:table-cell-properties style:writing-mode="page"/>
    </style:style>
    <style:style style:name="MailMergeTable2025-01-09T15_3a_29_3a_52Z11" style:display-name="MailMergeTable2025-01-09T15:29:52Z11" style:family="table">
      <style:table-properties style:width="7.5597in" style:rel-width="100%" fo:margin-left="0in" fo:margin-top="0in" fo:margin-bottom="0in" table:align="left" style:writing-mode="page"/>
    </style:style>
    <style:style style:name="MailMergeTable2025-01-09T15_3a_29_3a_52Z11.A" style:display-name="MailMergeTable2025-01-09T15:29:52Z11.A" style:family="table-column">
      <style:table-column-properties style:column-width="4.0951in" style:rel-column-width="35500*"/>
    </style:style>
    <style:style style:name="MailMergeTable2025-01-09T15_3a_29_3a_52Z11.B" style:display-name="MailMergeTable2025-01-09T15:29:52Z11.B" style:family="table-column">
      <style:table-column-properties style:column-width="3.4646in" style:rel-column-width="30034*"/>
    </style:style>
    <style:style style:name="MailMergeTable2025-01-09T15_3a_29_3a_52Z11.1" style:display-name="MailMergeTable2025-01-09T15:29:52Z11.1" style:family="table-row">
      <style:table-row-properties fo:keep-together="auto"/>
    </style:style>
    <style:style style:name="MailMergeTable2025-01-09T15_3a_29_3a_52Z11.A1" style:display-name="MailMergeTable2025-01-09T15:29:52Z11.A1" style:family="table-cell">
      <style:table-cell-properties fo:padding="0.0201in" fo:border="none"/>
    </style:style>
    <style:style style:name="MailMergeTable2025-01-09T15_3a_29_3a_52Z12" style:display-name="MailMergeTable2025-01-09T15:29:52Z12" style:family="table">
      <style:table-properties style:width="7.5604in" fo:margin-left="-0.0208in" fo:margin-top="0in" fo:margin-bottom="0in" table:align="left" style:writing-mode="page"/>
    </style:style>
    <style:style style:name="MailMergeTable2025-01-09T15_3a_29_3a_52Z12.A" style:display-name="MailMergeTable2025-01-09T15:29:52Z12.A" style:family="table-column">
      <style:table-column-properties style:column-width="0.5222in"/>
    </style:style>
    <style:style style:name="MailMergeTable2025-01-09T15_3a_29_3a_52Z12.B" style:display-name="MailMergeTable2025-01-09T15:29:52Z12.B" style:family="table-column">
      <style:table-column-properties style:column-width="0.8431in"/>
    </style:style>
    <style:style style:name="MailMergeTable2025-01-09T15_3a_29_3a_52Z12.C" style:display-name="MailMergeTable2025-01-09T15:29:52Z12.C" style:family="table-column">
      <style:table-column-properties style:column-width="1.2139in"/>
    </style:style>
    <style:style style:name="MailMergeTable2025-01-09T15_3a_29_3a_52Z12.D" style:display-name="MailMergeTable2025-01-09T15:29:52Z12.D" style:family="table-column">
      <style:table-column-properties style:column-width="0.8889in"/>
    </style:style>
    <style:style style:name="MailMergeTable2025-01-09T15_3a_29_3a_52Z12.E" style:display-name="MailMergeTable2025-01-09T15:29:52Z12.E" style:family="table-column">
      <style:table-column-properties style:column-width="1.3333in"/>
    </style:style>
    <style:style style:name="MailMergeTable2025-01-09T15_3a_29_3a_52Z12.F" style:display-name="MailMergeTable2025-01-09T15:29:52Z12.F" style:family="table-column">
      <style:table-column-properties style:column-width="1.4889in"/>
    </style:style>
    <style:style style:name="MailMergeTable2025-01-09T15_3a_29_3a_52Z12.G" style:display-name="MailMergeTable2025-01-09T15:29:52Z12.G" style:family="table-column">
      <style:table-column-properties style:column-width="1.2701in"/>
    </style:style>
    <style:style style:name="MailMergeTable2025-01-09T15_3a_29_3a_52Z12.1" style:display-name="MailMergeTable2025-01-09T15:29:52Z12.1" style:family="table-row">
      <style:table-row-properties style:min-row-height="0.1778in" fo:keep-together="auto"/>
    </style:style>
    <style:style style:name="MailMergeTable2025-01-09T15_3a_29_3a_52Z12.A1" style:display-name="MailMergeTable2025-01-09T15:29:52Z12.A1" style:family="table-cell">
      <style:table-cell-properties style:vertical-align="bottom" fo:padding="0in" fo:border="0.05pt solid #000000"/>
    </style:style>
    <style:style style:name="MailMergeTable2025-01-09T15_3a_29_3a_52Z12.A2" style:display-name="MailMergeTable2025-01-09T15:29:52Z12.A2" style:family="table-cell">
      <style:table-cell-properties style:vertical-align="bottom" fo:padding="0in" fo:border-left="0.05pt solid #000000" fo:border-right="none" fo:border-top="none" fo:border-bottom="0.05pt solid #000000"/>
    </style:style>
    <style:style style:name="MailMergeTable2025-01-09T15_3a_29_3a_52Z12.G2" style:display-name="MailMergeTable2025-01-09T15:29:52Z12.G2" style:family="table-cell">
      <style:table-cell-properties style:vertical-align="bottom" fo:padding="0in" fo:border-left="0.05pt solid #000000" fo:border-right="0.05pt solid #000000" fo:border-top="none" fo:border-bottom="0.05pt solid #000000"/>
    </style:style>
    <style:style style:name="MailMergeTable2025-01-09T15_3a_29_3a_52Z12.A3" style:display-name="MailMergeTable2025-01-09T15:29:52Z12.A3" style:family="table-cell" style:data-style-name="N0">
      <style:table-cell-properties style:vertical-align="bottom" fo:padding="0.0201in" fo:border-left="0.05pt solid #000000" fo:border-right="none" fo:border-top="0.05pt solid #000000" fo:border-bottom="0.05pt solid #000000"/>
    </style:style>
    <style:style style:name="MailMergeTable2025-01-09T15_3a_29_3a_52Z12.D3" style:display-name="MailMergeTable2025-01-09T15:29:52Z12.D3" style:family="table-cell">
      <style:table-cell-properties style:vertical-align="bottom" fo:padding="0.0201in" fo:border-left="0.05pt solid #000000" fo:border-right="none" fo:border-top="0.05pt solid #000000" fo:border-bottom="0.05pt solid #000000"/>
    </style:style>
    <style:style style:name="MailMergeTable2025-01-09T15_3a_29_3a_52Z12.G3" style:display-name="MailMergeTable2025-01-09T15:29:52Z12.G3" style:family="table-cell" style:data-style-name="N3">
      <style:table-cell-properties style:vertical-align="bottom" fo:padding="0.0201in" fo:border="0.05pt solid #000000"/>
    </style:style>
    <style:style style:name="MailMergeTable2025-01-09T15_3a_29_3a_52Z12.A4" style:display-name="MailMergeTable2025-01-09T15:29:52Z12.A4" style:family="table-cell">
      <style:table-cell-properties style:vertical-align="bottom" fo:padding-left="0.0208in" fo:padding-right="0.0208in" fo:padding-top="0in" fo:padding-bottom="0in" fo:border="none"/>
    </style:style>
    <style:style style:name="MailMergeTable2025-01-09T15_3a_29_3a_52Z12.B4" style:display-name="MailMergeTable2025-01-09T15:29:52Z12.B4" style:family="table-cell">
      <style:table-cell-properties style:vertical-align="bottom" fo:padding-left="0.0208in" fo:padding-right="0.0208in" fo:padding-top="0in" fo:padding-bottom="0in" fo:border="none"/>
    </style:style>
    <style:style style:name="MailMergeTable2025-01-09T15_3a_29_3a_52Z12.C4" style:display-name="MailMergeTable2025-01-09T15:29:52Z12.C4" style:family="table-cell" style:data-style-name="N129">
      <style:table-cell-properties style:vertical-align="bottom" fo:padding-left="0.0208in" fo:padding-right="0.0208in" fo:padding-top="0in" fo:padding-bottom="0in" fo:border="none"/>
    </style:style>
    <style:style style:name="MailMergeTable2025-01-09T15_3a_29_3a_52Z12.D4" style:display-name="MailMergeTable2025-01-09T15:29:52Z12.D4" style:family="table-cell">
      <style:table-cell-properties style:vertical-align="bottom" fo:padding-left="0.0208in" fo:padding-right="0.0208in" fo:padding-top="0in" fo:padding-bottom="0in" fo:border="none"/>
    </style:style>
    <style:style style:name="MailMergeTable2025-01-09T15_3a_29_3a_52Z12.E4" style:display-name="MailMergeTable2025-01-09T15:29:52Z12.E4" style:family="table-cell">
      <style:table-cell-properties style:vertical-align="bottom" fo:padding-left="0.0208in" fo:padding-right="0.0208in" fo:padding-top="0in" fo:padding-bottom="0in" fo:border="none"/>
    </style:style>
    <style:style style:name="MailMergeTable2025-01-09T15_3a_29_3a_52Z12.F4" style:display-name="MailMergeTable2025-01-09T15:29:52Z12.F4" style:family="table-cell">
      <style:table-cell-properties style:vertical-align="bottom" fo:padding-left="0.0208in" fo:padding-right="0.0208in" fo:padding-top="0in" fo:padding-bottom="0in" fo:border="none"/>
    </style:style>
    <style:style style:name="MailMergeTable2025-01-09T15_3a_29_3a_52Z12.G4" style:display-name="MailMergeTable2025-01-09T15:29:52Z12.G4" style:family="table-cell" style:data-style-name="N3">
      <style:table-cell-properties style:vertical-align="bottom" fo:padding-left="0.0208in" fo:padding-right="0.0208in" fo:padding-top="0in" fo:padding-bottom="0in" fo:border="none"/>
    </style:style>
    <style:style style:name="MailMergeTable2025-01-09T15_3a_29_3a_52Z13" style:display-name="MailMergeTable2025-01-09T15:29:52Z13" style:family="table">
      <style:table-properties style:width="7.5597in" style:rel-width="100%" fo:margin-top="0in" fo:margin-bottom="0in" table:align="center" style:writing-mode="page"/>
    </style:style>
    <style:style style:name="MailMergeTable2025-01-09T15_3a_29_3a_52Z13.A" style:display-name="MailMergeTable2025-01-09T15:29:52Z13.A" style:family="table-column">
      <style:table-column-properties style:column-width="3.7799in" style:rel-column-width="32767*"/>
    </style:style>
    <style:style style:name="MailMergeTable2025-01-09T15_3a_29_3a_52Z13.1" style:display-name="MailMergeTable2025-01-09T15:29:52Z13.1" style:family="table-row">
      <style:table-row-properties style:min-row-height="2.2181in" fo:keep-together="auto"/>
    </style:style>
    <style:style style:name="MailMergeTable2025-01-09T15_3a_29_3a_52Z13.A1" style:display-name="MailMergeTable2025-01-09T15:29:52Z13.A1" style:family="table-cell">
      <style:table-cell-properties fo:padding="0.1597in" fo:border="none"/>
    </style:style>
    <style:style style:name="MailMergeTable2025-01-09T15_3a_29_3a_52Z14" style:display-name="MailMergeTable2025-01-09T15:29:52Z14" style:family="table">
      <style:table-properties style:width="7.5597in" style:rel-width="100%" fo:margin-top="0in" fo:margin-bottom="0in" table:align="center" style:writing-mode="page"/>
    </style:style>
    <style:style style:name="MailMergeTable2025-01-09T15_3a_29_3a_52Z14.A" style:display-name="MailMergeTable2025-01-09T15:29:52Z14.A" style:family="table-column">
      <style:table-column-properties style:column-width="3.7799in" style:rel-column-width="32767*"/>
    </style:style>
    <style:style style:name="MailMergeTable2025-01-09T15_3a_29_3a_52Z14.1" style:display-name="MailMergeTable2025-01-09T15:29:52Z14.1" style:family="table-row">
      <style:table-row-properties style:min-row-height="1.9118in" fo:keep-together="auto"/>
    </style:style>
    <style:style style:name="MailMergeTable2025-01-09T15_3a_29_3a_52Z14.A1" style:display-name="MailMergeTable2025-01-09T15:29:52Z14.A1" style:family="table-cell">
      <style:table-cell-properties fo:padding="0.1597in" fo:border="none"/>
    </style:style>
    <style:style style:name="MailMergeTable2025-01-09T15_3a_29_3a_52Z15" style:display-name="MailMergeTable2025-01-09T15:29:52Z15" style:family="table">
      <style:table-properties style:width="7.5597in" table:align="margins" style:writing-mode="lr-tb"/>
    </style:style>
    <style:style style:name="MailMergeTable2025-01-09T15_3a_29_3a_52Z15.A" style:display-name="MailMergeTable2025-01-09T15:29:52Z15.A" style:family="table-column">
      <style:table-column-properties style:column-width="3.7799in" style:rel-column-width="32767*"/>
    </style:style>
    <style:style style:name="MailMergeTable2025-01-09T15_3a_29_3a_52Z15.B" style:display-name="MailMergeTable2025-01-09T15:29:52Z15.B" style:family="table-column">
      <style:table-column-properties style:column-width="3.7799in" style:rel-column-width="32768*"/>
    </style:style>
    <style:style style:name="MailMergeTable2025-01-09T15_3a_29_3a_52Z15.A1" style:display-name="MailMergeTable2025-01-09T15:29:52Z15.A1" style:family="table-cell">
      <style:table-cell-properties style:writing-mode="page"/>
    </style:style>
    <style:style style:name="P1" style:family="paragraph" style:parent-style-name="Table_20_Contents" style:master-page-name="Default_20_Page_20_Style1">
      <style:paragraph-properties fo:text-align="center" style:justify-single-word="false" style:page-number="1" fo:keep-with-next="always" style:writing-mode="lr-tb"/>
      <style:text-properties style:font-name="Calibri2" fo:font-size="10pt" style:text-underline-style="solid" style:text-underline-width="auto" style:text-underline-color="font-color" fo:font-weight="bold" officeooo:paragraph-rsid="00057436" style:font-size-asian="10pt" style:font-weight-asian="bold" style:font-size-complex="10pt" style:font-weight-complex="bold"/>
    </style:style>
    <style:style style:name="P2" style:family="paragraph" style:parent-style-name="Table_20_Contents">
      <style:paragraph-properties fo:text-align="center" style:justify-single-word="false" style:writing-mode="lr-tb"/>
      <style:text-properties style:font-name="Calibri2" fo:font-size="10pt" style:text-underline-style="none" fo:font-weight="bold" officeooo:paragraph-rsid="00057436" style:font-size-asian="10pt" style:font-weight-asian="bold" style:font-size-complex="10pt" style:font-weight-complex="bold"/>
    </style:style>
    <style:style style:name="P3" style:family="paragraph" style:parent-style-name="Table_20_Contents">
      <style:paragraph-properties fo:text-align="start" style:justify-single-word="false" style:writing-mode="lr-tb"/>
      <style:text-properties style:font-name="Calibri2" fo:font-size="10pt" style:text-underline-style="none" fo:font-weight="bold" officeooo:paragraph-rsid="00057436" style:font-size-asian="10pt" style:font-weight-asian="bold" style:font-size-complex="10pt" style:font-weight-complex="bold"/>
    </style:style>
    <style:style style:name="P4" style:family="paragraph" style:parent-style-name="Table_20_Contents">
      <style:paragraph-properties fo:text-align="start" style:justify-single-word="false" style:writing-mode="lr-tb"/>
      <style:text-properties style:font-name="Calibri2" fo:font-size="10pt" style:text-underline-style="none" fo:font-weight="normal" officeooo:paragraph-rsid="00057436" style:font-size-asian="10pt" style:font-weight-asian="normal" style:font-size-complex="10pt" style:font-weight-complex="normal"/>
    </style:style>
    <style:style style:name="P5" style:family="paragraph" style:parent-style-name="Standard">
      <style:text-properties officeooo:paragraph-rsid="00057436"/>
    </style:style>
    <style:style style:name="P6" style:family="paragraph" style:parent-style-name="Standard">
      <style:paragraph-properties fo:text-align="center" style:justify-single-word="false">
        <style:tab-stops/>
      </style:paragraph-properties>
      <style:text-properties fo:font-weight="bold" officeooo:paragraph-rsid="00057436" style:font-weight-asian="bold" style:font-weight-complex="bold"/>
    </style:style>
    <style:style style:name="P7" style:family="paragraph" style:parent-style-name="Standard">
      <style:paragraph-properties fo:text-align="center" style:justify-single-word="false">
        <style:tab-stops/>
      </style:paragraph-properties>
      <style:text-properties style:font-name="Calibri3" fo:font-weight="bold" officeooo:paragraph-rsid="00057436" style:font-weight-asian="bold"/>
    </style:style>
    <style:style style:name="P8" style:family="paragraph" style:parent-style-name="Table_20_Contents">
      <style:paragraph-properties fo:margin-left="0in" fo:margin-right="0in" fo:text-align="center" style:justify-single-word="false" fo:text-indent="0in" style:auto-text-indent="false"/>
      <style:text-properties style:font-name="Calibri" officeooo:paragraph-rsid="00057436"/>
    </style:style>
    <style:style style:name="P9" style:family="paragraph" style:parent-style-name="Table_20_Contents">
      <style:paragraph-properties fo:margin-left="0in" fo:margin-right="0in" fo:text-indent="0in" style:auto-text-indent="false"/>
      <style:text-properties style:font-name="Calibri" officeooo:paragraph-rsid="00057436"/>
    </style:style>
    <style:style style:name="P10" style:family="paragraph" style:parent-style-name="Table_20_Contents">
      <style:paragraph-properties fo:text-align="center" style:justify-single-word="false"/>
      <style:text-properties style:font-name="Calibri" officeooo:paragraph-rsid="00057436"/>
    </style:style>
    <style:style style:name="P11" style:family="paragraph" style:parent-style-name="Table_20_Contents">
      <style:text-properties style:font-name="Calibri" officeooo:paragraph-rsid="00057436"/>
    </style:style>
    <style:style style:name="P12" style:family="paragraph" style:parent-style-name="Standard">
      <style:text-properties style:font-name="Calibri2" fo:font-size="10pt" officeooo:paragraph-rsid="00057436" style:font-size-asian="10pt" style:font-size-complex="10pt"/>
    </style:style>
    <style:style style:name="P13" style:family="paragraph" style:parent-style-name="Table_20_Contents">
      <style:paragraph-properties fo:text-align="justify" style:justify-single-word="false" style:writing-mode="lr-tb"/>
      <style:text-properties style:font-name="Calibri2" fo:font-size="10pt" officeooo:paragraph-rsid="00057436" style:font-size-asian="10pt" style:font-size-complex="10pt"/>
    </style:style>
    <style:style style:name="P14" style:family="paragraph" style:parent-style-name="Table_20_Contents">
      <style:paragraph-properties fo:text-align="start" style:justify-single-word="false" style:writing-mode="lr-tb"/>
      <style:text-properties style:font-name="Calibri2" fo:font-size="10pt" officeooo:paragraph-rsid="00057436" style:font-size-asian="10pt" style:font-size-complex="10pt"/>
    </style:style>
    <style:style style:name="P15" style:family="paragraph" style:parent-style-name="Table_20_Contents">
      <style:paragraph-properties fo:keep-with-next="always" style:writing-mode="lr-tb"/>
      <style:text-properties style:font-name="Calibri2" fo:font-size="10pt" officeooo:paragraph-rsid="00057436" style:font-size-asian="10pt" style:font-size-complex="10pt"/>
    </style:style>
    <style:style style:name="P16" style:family="paragraph" style:parent-style-name="Table_20_Contents">
      <style:paragraph-properties style:writing-mode="lr-tb"/>
      <style:text-properties style:font-name="Calibri2" fo:font-size="10pt" officeooo:paragraph-rsid="00057436" style:font-size-asian="10pt" style:font-size-complex="10pt"/>
    </style:style>
    <style:style style:name="P17" style:family="paragraph" style:parent-style-name="Table_20_Contents">
      <style:paragraph-properties style:writing-mode="lr-tb"/>
      <style:text-properties style:font-name="Calibri2" fo:font-size="10pt" officeooo:paragraph-rsid="00057436" style:font-size-asian="10pt" style:font-size-complex="10pt" style:font-style-complex="normal" style:font-weight-complex="normal"/>
    </style:style>
    <style:style style:name="P18" style:family="paragraph" style:parent-style-name="Text_20_body">
      <style:text-properties officeooo:paragraph-rsid="00057436"/>
    </style:style>
    <style:style style:name="P19" style:family="paragraph">
      <loext:graphic-properties draw:fill="none"/>
      <style:paragraph-properties fo:text-align="start"/>
      <style:text-properties fo:font-size="18pt"/>
    </style:style>
    <style:style style:name="P20" style:family="paragraph" style:parent-style-name="Table_20_Contents">
      <style:paragraph-properties fo:text-align="center" style:justify-single-word="false" fo:keep-with-next="always" style:writing-mode="lr-tb"/>
      <style:text-properties style:font-name="Calibri2" fo:font-size="10pt" fo:font-weight="bold" officeooo:paragraph-rsid="00057436" style:font-size-asian="10pt" style:font-weight-asian="bold" style:font-size-complex="10pt" style:font-weight-complex="bold"/>
    </style:style>
    <style:style style:name="P21" style:family="paragraph" style:parent-style-name="Table_20_Contents" style:master-page-name="Default_20_Page_20_Style2">
      <style:paragraph-properties fo:text-align="center" style:justify-single-word="false" style:page-number="1" fo:keep-with-next="always" style:writing-mode="lr-tb"/>
      <style:text-properties style:font-name="Calibri2" fo:font-size="10pt" style:text-underline-style="solid" style:text-underline-width="auto" style:text-underline-color="font-color" fo:font-weight="bold" officeooo:paragraph-rsid="00057436" style:font-size-asian="10pt" style:font-weight-asian="bold" style:font-size-complex="10pt" style:font-weight-complex="bold"/>
    </style:style>
    <style:style style:name="P22" style:family="paragraph" style:parent-style-name="Table_20_Contents" style:master-page-name="Default_20_Page_20_Style3">
      <style:paragraph-properties fo:text-align="center" style:justify-single-word="false" style:page-number="1" fo:keep-with-next="always" style:writing-mode="lr-tb"/>
      <style:text-properties style:font-name="Calibri2" fo:font-size="10pt" style:text-underline-style="solid" style:text-underline-width="auto" style:text-underline-color="font-color" fo:font-weight="bold" officeooo:paragraph-rsid="00057436" style:font-size-asian="10pt" style:font-weight-asian="bold" style:font-size-complex="10pt" style:font-weight-complex="bold"/>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officeooo:rsid="0034f3f4"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style-complex="normal" style:font-weight-complex="normal"/>
    </style:style>
    <style:style style:name="T7" style:family="text">
      <style:text-properties fo:font-weight="bold" style:font-weight-asian="bold" style:font-weight-complex="bold"/>
    </style:style>
    <style:style style:name="gr1" style:family="graphic">
      <style:graphic-properties draw:stroke="solid" svg:stroke-width="0.0098in" svg:stroke-color="#000000" draw:stroke-linejoin="round" draw:fill="none" loext:fill-use-slide-background="false" draw:textarea-vertical-align="top" draw:auto-grow-height="false" fo:min-height="0.889in" fo:min-width="3.0689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number:number-style style:name="N0">
      <number:number number:min-integer-digits="1"/>
    </number:number-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MISSION REQUEST FORM (TRF)</text:p>
      <text:p text:style-name="P2">(A separate form must be submitted by each legal heir in whose name(s) shares are to be transferred)</text:p>
      <text:p text:style-name="P3">In the matter of:</text:p>
      <text:p text:style-name="P3"/>
      <table:table table:name="Table1" table:style-name="Table1">
        <table:table-column table:style-name="Table1.A"/>
        <table:table-column table:style-name="Table1.B"/>
        <table:table-row table:style-name="Table1.1">
          <table:table-cell table:style-name="Table1.A1" office:value-type="string">
            <text:p text:style-name="P3">Succession Application No.:</text:p>
          </table:table-cell>
          <table:table-cell table:style-name="Table1.A1" office:value-type="string">
            <text:p text:style-name="P4">300101006841</text:p>
          </table:table-cell>
        </table:table-row>
        <table:table-row table:style-name="Table1.1">
          <table:table-cell table:style-name="Table1.A1" office:value-type="string">
            <text:p text:style-name="P3">Deceased shareholder’s name:</text:p>
          </table:table-cell>
          <table:table-cell table:style-name="Table1.A1" office:value-type="string">
            <text:p text:style-name="P4">MUHAMMAD AYUB KHAN</text:p>
          </table:table-cell>
        </table:table-row>
        <table:table-row table:style-name="Table1.1">
          <table:table-cell table:style-name="Table1.A1" office:value-type="string">
            <text:p text:style-name="P3">Company name:</text:p>
          </table:table-cell>
          <table:table-cell table:style-name="Table1.A1" office:value-type="string">
            <text:p text:style-name="P4">Lotte Chemical Pakistan Limited</text:p>
          </table:table-cell>
        </table:table-row>
        <table:table-row table:style-name="Table1.1">
          <table:table-cell table:style-name="Table1.A1" office:value-type="string">
            <text:p text:style-name="P3">Total No. of Ordinary/Preference shares:</text:p>
          </table:table-cell>
          <table:table-cell table:style-name="Table1.A1" office:value-type="string">
            <text:p text:style-name="P4">408</text:p>
          </table:table-cell>
        </table:table-row>
        <table:table-row table:style-name="Table1.1">
          <table:table-cell table:style-name="Table1.A1" office:value-type="string">
            <text:p text:style-name="P3">Under Folio No(s).</text:p>
          </table:table-cell>
          <table:table-cell table:style-name="Table1.A1" office:value-type="string">
            <text:p text:style-name="P4">64163</text:p>
          </table:table-cell>
        </table:table-row>
      </table:table>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table:number-columns-spanned="7" office:value-type="string">
              <text:p text:style-name="P6">Lotte Chemical Pakistan Limited</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7">S #</text:p>
            </table:table-cell>
            <table:table-cell table:style-name="Table4.A2" office:value-type="string">
              <text:p text:style-name="P7">Folio #</text:p>
            </table:table-cell>
            <table:table-cell table:style-name="Table4.A2" office:value-type="string">
              <text:p text:style-name="P7">Cert From</text:p>
            </table:table-cell>
            <table:table-cell table:style-name="Table4.A2" office:value-type="string">
              <text:p text:style-name="P7">Cert To</text:p>
            </table:table-cell>
            <table:table-cell table:style-name="Table4.A2" office:value-type="string">
              <text:p text:style-name="P7">Dist From</text:p>
            </table:table-cell>
            <table:table-cell table:style-name="Table4.A2" office:value-type="string">
              <text:p text:style-name="P7">Dist To</text:p>
            </table:table-cell>
            <table:table-cell table:style-name="Table4.G2" office:value-type="string">
              <text:p text:style-name="P7">Qty</text:p>
            </table:table-cell>
          </table:table-row>
        </table:table-header-rows>
        <table:table-row table:style-name="Table4.1">
          <table:table-cell table:style-name="Table4.A3" office:value-type="float" office:value="1">
            <text:p text:style-name="P8">1</text:p>
          </table:table-cell>
          <table:table-cell table:style-name="Table4.A3" office:value-type="float" office:value="64163">
            <text:p text:style-name="P8">64163</text:p>
          </table:table-cell>
          <table:table-cell table:style-name="Table4.A3" office:value-type="float" office:value="31599">
            <text:p text:style-name="P8">31599</text:p>
          </table:table-cell>
          <table:table-cell table:style-name="Table4.D3" office:value-type="string">
            <text:p text:style-name="P9"/>
          </table:table-cell>
          <table:table-cell table:style-name="Table4.A3" office:value-type="float" office:value="13218330">
            <text:p text:style-name="P8">13218330</text:p>
          </table:table-cell>
          <table:table-cell table:style-name="Table4.A3" office:value-type="float" office:value="1328737">
            <text:p text:style-name="P8">1328737</text:p>
          </table:table-cell>
          <table:table-cell table:style-name="Table4.G3" office:value-type="float" office:value="408">
            <text:p text:style-name="P10">408</text:p>
          </table:table-cell>
        </table:table-row>
        <table:table-row table:style-name="Table4.1">
          <table:table-cell table:style-name="Table4.A4" office:value-type="string">
            <text:p text:style-name="P11"/>
          </table:table-cell>
          <table:table-cell table:style-name="Table4.B4" office:value-type="string">
            <text:p text:style-name="P11"/>
          </table:table-cell>
          <table:table-cell table:style-name="Table4.C4">
            <text:p text:style-name="P11"/>
          </table:table-cell>
          <table:table-cell table:style-name="Table4.D4" office:value-type="string">
            <text:p text:style-name="P11"/>
          </table:table-cell>
          <table:table-cell table:style-name="Table4.E4" office:value-type="string">
            <text:p text:style-name="P11"/>
          </table:table-cell>
          <table:table-cell table:style-name="Table4.F4" office:value-type="string">
            <text:p text:style-name="P10">Total Shares:</text:p>
          </table:table-cell>
          <table:table-cell table:style-name="Table4.G4" office:value-type="float" office:value="408">
            <text:p text:style-name="P10">408</text:p>
          </table:table-cell>
        </table:table-row>
      </table:table>
      <text:p text:style-name="P12"/>
      <text:p text:style-name="P13"><text:span text:style-name="T1">Re:</text:span><text:span text:style-name="T2"><text:tab/>The captioned shares standing in the name of above deceased shareholder were ordered to be transmitted, vide Order in Succession Application no. 300101006841 dated 09-10-2024 by the High Court / District Court &amp; NADRA in the province of Punjab, in favour of the following legal heirs of the deceased.</text:span></text:p>
      <text:p text:style-name="P4"/>
      <text:p text:style-name="P4">Muhammad Ilyas Khan</text:p>
      <text:p text:style-name="P4">Raja Muhammad Anees Khan</text:p>
      <text:p text:style-name="P4">Raja Muhammad Idrees Khan</text:p>
      <text:p text:style-name="P4"/>
      <text:p text:style-name="P14"><text:span text:style-name="T2">It is hereby requested that my name and particulars being a legal heir of the deceased, as given below, be entered in the register of members of the above Company. I hereby agree and have no objection on transferring of </text:span><text:span text:style-name="T3">1/3 (one third) of total</text:span><text:span text:style-name="T2"> shares in my name out of the aggregate shareholding of the deceased. Further, it is requested that all my cash dividend amounts declared by the company, be credited into the following bank account (as required under Section 24</text:span><text:span text:style-name="T4">2</text:span><text:span text:style-name="T2"> of the Companies Act, 2017):</text:span></text:p>
      <text:p text:style-name="P4"/>
      <table:table table:name="Table3" table:style-name="Table3">
        <table:table-column table:style-name="Table3.A" table:number-columns-repeated="2"/>
        <table:table-row table:style-name="Table3.1">
          <table:table-cell table:style-name="Table3.A1" office:value-type="string">
            <text:p text:style-name="P15">In the presence of</text:p>
            <text:p text:style-name="P16"/>
            <text:p text:style-name="P16">Male Witness</text:p>
            <text:p text:style-name="P16"/>
            <text:p text:style-name="P16">Signed by witness (1)</text:p>
            <text:p text:style-name="P16">Name:<text:tab/><text:tab/><text:span text:style-name="T5">Muhammad Asif</text:span></text:p>
            <text:p text:style-name="P16">Occupation:<text:tab/><text:span text:style-name="T6">Retired Telecom Engineer</text:span></text:p>
            <text:p text:style-name="P16">Address: <text:span text:style-name="T6">3:<text:tab/>Justice Sharif Scheme</text:span></text:p>
            <text:p text:style-name="P17"><text:tab/><text:tab/>Samanabad, Lahore</text:p>
            <text:p text:style-name="P16"/>
            <text:p text:style-name="P16">CNIC No.:<text:tab/><text:span text:style-name="T6">35202-2793406-1</text:span></text:p>
            <text:p text:style-name="P17">Contact No.:<text:tab/>+92 302 845 8666</text:p>
          </table:table-cell>
          <table:table-cell table:style-name="Table3.A1" office:value-type="string">
            <text:p text:style-name="P14">Signed by the legal heir (with blue pen).</text:p>
            <text:p text:style-name="P14"/>
            <text:p text:style-name="P14"/>
            <text:p text:style-name="P14">Legal heir’s /Successor’s Signature (with blue pen)</text:p>
            <text:p text:style-name="P14">Name (as on CNIC):<text:tab/>Muhammad Ilyas Khan</text:p>
            <text:p text:style-name="P14">Existing Folio No.:</text:p>
            <text:p text:style-name="P14">Occupation:<text:tab/><text:tab/>Un-employed</text:p>
            <text:p text:style-name="P14">Complete Address:<text:tab/>21, Ghulam Nabi Colony</text:p>
            <text:p text:style-name="P14"><text:tab/><text:tab/><text:tab/>Samanabad, Lahore</text:p>
            <text:p text:style-name="P14">CNIC No.:<text:tab/><text:tab/>35202-2834819-5</text:p>
            <text:p text:style-name="P14">Tel. #<text:tab/><text:tab/><text:tab/>0301 443 0802</text:p>
            <text:p text:style-name="P16">Email Address<text:tab/><text:tab/>ilyas.khan@yahoo.com</text:p>
          </table:table-cell>
        </table:table-row>
      </table:table>
      <text:p text:style-name="P18"/>
      <table:table table:name="Table2" table:style-name="Table2">
        <table:table-column table:style-name="Table2.A" table:number-columns-repeated="2"/>
        <text:soft-page-break/>
        <table:table-row table:style-name="Table2.1">
          <table:table-cell table:style-name="Table2.A1" office:value-type="string">
            <text:p text:style-name="P15">Male Witness</text:p>
            <text:p text:style-name="P16"/>
            <text:p text:style-name="P16">Signed by witness (2)</text:p>
            <text:p text:style-name="P16">Name:<text:tab/><text:tab/>Abdul Razak</text:p>
            <text:p text:style-name="P16">Occupation:<text:tab/>Retired PAF Officer</text:p>
            <text:p text:style-name="P16">Address:<text:tab/><text:span text:style-name="T6">117, Street 24, Mohrrha Sharif</text:span></text:p>
            <text:p text:style-name="P17"><text:tab/><text:tab/>Bund Road, Lahore</text:p>
            <text:p text:style-name="P16"/>
            <text:p text:style-name="P16">CNIC No.:<text:tab/><text:span text:style-name="T6">37101-829119-1</text:span></text:p>
            <text:p text:style-name="P17">Contact No.:<text:tab/>+92 308 434 8291</text:p>
          </table:table-cell>
          <table:table-cell table:style-name="Table2.A1" office:value-type="string">
            <text:p text:style-name="P16"><text:span text:style-name="T7">Legal heir’s / Successor’s Specimen Signature</text:span> (with blue pen)</text:p>
            <text:p text:style-name="P16"/>
            <text:p text:style-name="P14"><text:s/><draw:custom-shape text:anchor-type="as-char" draw:z-index="0" draw:name="Shape 1" draw:style-name="gr1" draw:text-style-name="P19" svg:width="3.2657in" svg:height="0.98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20">VERIFICATION OF LEGAL HEIR’S / SUCCESSOR’S SIGNATURE BY BANK MANAGER AND AUTHENTICATION OF COMPLETE BANK PARTICULARS FOR ELECTRONIC CREDIT OF DIVIDENDS</text:p>
      <table:table table:name="Table5" table:style-name="Table5">
        <table:table-column table:style-name="Table5.A"/>
        <table:table-column table:style-name="Table5.B"/>
        <table:table-header-rows>
          <table:table-row>
            <table:table-cell table:style-name="Table5.A1" office:value-type="string">
              <text:p text:style-name="P14">Title of Bank Account: <text:tab/><text:tab/>Muhammad Ilyas Khan</text:p>
              <text:p text:style-name="P14">IBAN Number (24 digits): <text:tab/>PK02 MEZN 0002 0101 0065 4511</text:p>
              <text:p text:style-name="P14">Name of Bank: <text:tab/><text:tab/><text:tab/>Meezan Bank Limited</text:p>
              <text:p text:style-name="P14">Name of Bank Branch with mailing address:</text:p>
              <text:p text:style-name="P14"><text:tab/>(0201) Gulberg Branch</text:p>
              <text:p text:style-name="P14"><text:tab/>60-Main Boulevard</text:p>
              <text:p text:style-name="P14"><text:tab/>Gulberg, Lahore</text:p>
            </table:table-cell>
            <table:table-cell table:style-name="Table5.A1" office:value-type="string">
              <text:p text:style-name="P14"/>
              <text:p text:style-name="P14"/>
              <text:p text:style-name="P14"/>
              <text:p text:style-name="P14"/>
              <text:p text:style-name="P14"/>
              <text:p text:style-name="P14">Verifying Manager’s Name, P/A &amp; phone number</text:p>
              <text:p text:style-name="P14">Bank’s Stamp &amp; Signature</text:p>
            </table:table-cell>
          </table:table-row>
        </table:table-header-rows>
      </table:table>
      <text:p text:style-name="P14"/>
      <text:p text:style-name="P14"><text:span text:style-name="T7">FOR OFFICE USE OF FAMCO Share Registrar Services (Pvt.) Limited ONLY</text:span></text:p>
      <text:p text:style-name="P14">Checked By:____________________</text:p>
      <text:p text:style-name="P14">Approved By:___________________<text:tab/><text:tab/><text:tab/><text:tab/>Sign Updated By: _____________________</text:p>
      <text:p text:style-name="P21">TRANSMISSION REQUEST FORM (TRF)</text:p>
      <text:p text:style-name="P2">(A separate form must be submitted by each legal heir in whose name(s) shares are to be transferred)</text:p>
      <text:p text:style-name="P3">In the matter of:</text:p>
      <text:p text:style-name="P3"/>
      <table:table table:name="MailMergeTable2025-01-09T15:29:52Z6" table:style-name="MailMergeTable2025-01-09T15_3a_29_3a_52Z6">
        <table:table-column table:style-name="MailMergeTable2025-01-09T15_3a_29_3a_52Z6.A"/>
        <table:table-column table:style-name="MailMergeTable2025-01-09T15_3a_29_3a_52Z6.B"/>
        <table:table-row table:style-name="MailMergeTable2025-01-09T15_3a_29_3a_52Z6.1">
          <table:table-cell table:style-name="MailMergeTable2025-01-09T15_3a_29_3a_52Z6.A1" office:value-type="string">
            <text:p text:style-name="P3">Succession Application No.:</text:p>
          </table:table-cell>
          <table:table-cell table:style-name="MailMergeTable2025-01-09T15_3a_29_3a_52Z6.A1" office:value-type="string">
            <text:p text:style-name="P4">300101006841</text:p>
          </table:table-cell>
        </table:table-row>
        <table:table-row table:style-name="MailMergeTable2025-01-09T15_3a_29_3a_52Z6.1">
          <table:table-cell table:style-name="MailMergeTable2025-01-09T15_3a_29_3a_52Z6.A1" office:value-type="string">
            <text:p text:style-name="P3">Deceased shareholder’s name:</text:p>
          </table:table-cell>
          <table:table-cell table:style-name="MailMergeTable2025-01-09T15_3a_29_3a_52Z6.A1" office:value-type="string">
            <text:p text:style-name="P4">MUHAMMAD AYUB KHAN</text:p>
          </table:table-cell>
        </table:table-row>
        <table:table-row table:style-name="MailMergeTable2025-01-09T15_3a_29_3a_52Z6.1">
          <table:table-cell table:style-name="MailMergeTable2025-01-09T15_3a_29_3a_52Z6.A1" office:value-type="string">
            <text:p text:style-name="P3">Company name:</text:p>
          </table:table-cell>
          <table:table-cell table:style-name="MailMergeTable2025-01-09T15_3a_29_3a_52Z6.A1" office:value-type="string">
            <text:p text:style-name="P4">Lotte Chemical Pakistan Limited</text:p>
          </table:table-cell>
        </table:table-row>
        <table:table-row table:style-name="MailMergeTable2025-01-09T15_3a_29_3a_52Z6.1">
          <table:table-cell table:style-name="MailMergeTable2025-01-09T15_3a_29_3a_52Z6.A1" office:value-type="string">
            <text:p text:style-name="P3">Total No. of Ordinary/Preference shares:</text:p>
          </table:table-cell>
          <table:table-cell table:style-name="MailMergeTable2025-01-09T15_3a_29_3a_52Z6.A1" office:value-type="string">
            <text:p text:style-name="P4">408</text:p>
          </table:table-cell>
        </table:table-row>
        <table:table-row table:style-name="MailMergeTable2025-01-09T15_3a_29_3a_52Z6.1">
          <table:table-cell table:style-name="MailMergeTable2025-01-09T15_3a_29_3a_52Z6.A1" office:value-type="string">
            <text:p text:style-name="P3">Under Folio No(s).</text:p>
          </table:table-cell>
          <table:table-cell table:style-name="MailMergeTable2025-01-09T15_3a_29_3a_52Z6.A1" office:value-type="string">
            <text:p text:style-name="P4">64163</text:p>
          </table:table-cell>
        </table:table-row>
      </table:table>
      <text:p text:style-name="P5"/>
      <table:table table:name="MailMergeTable2025-01-09T15:29:52Z7" table:style-name="MailMergeTable2025-01-09T15_3a_29_3a_52Z7">
        <table:table-column table:style-name="MailMergeTable2025-01-09T15_3a_29_3a_52Z7.A"/>
        <table:table-column table:style-name="MailMergeTable2025-01-09T15_3a_29_3a_52Z7.B"/>
        <table:table-column table:style-name="MailMergeTable2025-01-09T15_3a_29_3a_52Z7.C"/>
        <table:table-column table:style-name="MailMergeTable2025-01-09T15_3a_29_3a_52Z7.D"/>
        <table:table-column table:style-name="MailMergeTable2025-01-09T15_3a_29_3a_52Z7.E"/>
        <table:table-column table:style-name="MailMergeTable2025-01-09T15_3a_29_3a_52Z7.F"/>
        <table:table-column table:style-name="MailMergeTable2025-01-09T15_3a_29_3a_52Z7.G"/>
        <table:table-header-rows>
          <table:table-row table:style-name="MailMergeTable2025-01-09T15_3a_29_3a_52Z7.1">
            <table:table-cell table:style-name="MailMergeTable2025-01-09T15_3a_29_3a_52Z7.A1" table:number-columns-spanned="7" office:value-type="string">
              <text:p text:style-name="P6">Lotte Chemical Pakistan Limited</text:p>
            </table:table-cell>
            <table:covered-table-cell/>
            <table:covered-table-cell/>
            <table:covered-table-cell/>
            <table:covered-table-cell/>
            <table:covered-table-cell/>
            <table:covered-table-cell/>
          </table:table-row>
          <table:table-row table:style-name="MailMergeTable2025-01-09T15_3a_29_3a_52Z7.1">
            <table:table-cell table:style-name="MailMergeTable2025-01-09T15_3a_29_3a_52Z7.A2" office:value-type="string">
              <text:p text:style-name="P7">S #</text:p>
            </table:table-cell>
            <table:table-cell table:style-name="MailMergeTable2025-01-09T15_3a_29_3a_52Z7.A2" office:value-type="string">
              <text:p text:style-name="P7">Folio #</text:p>
            </table:table-cell>
            <table:table-cell table:style-name="MailMergeTable2025-01-09T15_3a_29_3a_52Z7.A2" office:value-type="string">
              <text:p text:style-name="P7">Cert From</text:p>
            </table:table-cell>
            <table:table-cell table:style-name="MailMergeTable2025-01-09T15_3a_29_3a_52Z7.A2" office:value-type="string">
              <text:p text:style-name="P7">Cert To</text:p>
            </table:table-cell>
            <table:table-cell table:style-name="MailMergeTable2025-01-09T15_3a_29_3a_52Z7.A2" office:value-type="string">
              <text:p text:style-name="P7">Dist From</text:p>
            </table:table-cell>
            <table:table-cell table:style-name="MailMergeTable2025-01-09T15_3a_29_3a_52Z7.A2" office:value-type="string">
              <text:p text:style-name="P7">Dist To</text:p>
            </table:table-cell>
            <table:table-cell table:style-name="MailMergeTable2025-01-09T15_3a_29_3a_52Z7.G2" office:value-type="string">
              <text:p text:style-name="P7">Qty</text:p>
            </table:table-cell>
          </table:table-row>
        </table:table-header-rows>
        <table:table-row table:style-name="MailMergeTable2025-01-09T15_3a_29_3a_52Z7.1">
          <table:table-cell table:style-name="MailMergeTable2025-01-09T15_3a_29_3a_52Z7.A3" office:value-type="float" office:value="1">
            <text:p text:style-name="P8">1</text:p>
          </table:table-cell>
          <table:table-cell table:style-name="MailMergeTable2025-01-09T15_3a_29_3a_52Z7.A3" office:value-type="float" office:value="64163">
            <text:p text:style-name="P8">64163</text:p>
          </table:table-cell>
          <table:table-cell table:style-name="MailMergeTable2025-01-09T15_3a_29_3a_52Z7.A3" office:value-type="float" office:value="31599">
            <text:p text:style-name="P8">31599</text:p>
          </table:table-cell>
          <table:table-cell table:style-name="MailMergeTable2025-01-09T15_3a_29_3a_52Z7.D3" office:value-type="string">
            <text:p text:style-name="P9"/>
          </table:table-cell>
          <table:table-cell table:style-name="MailMergeTable2025-01-09T15_3a_29_3a_52Z7.A3" office:value-type="float" office:value="13218330">
            <text:p text:style-name="P8">13218330</text:p>
          </table:table-cell>
          <table:table-cell table:style-name="MailMergeTable2025-01-09T15_3a_29_3a_52Z7.A3" office:value-type="float" office:value="1328737">
            <text:p text:style-name="P8">1328737</text:p>
          </table:table-cell>
          <table:table-cell table:style-name="MailMergeTable2025-01-09T15_3a_29_3a_52Z7.G3" office:value-type="float" office:value="408">
            <text:p text:style-name="P10">408</text:p>
          </table:table-cell>
        </table:table-row>
        <table:table-row table:style-name="MailMergeTable2025-01-09T15_3a_29_3a_52Z7.1">
          <table:table-cell table:style-name="MailMergeTable2025-01-09T15_3a_29_3a_52Z7.A4" office:value-type="string">
            <text:p text:style-name="P11"/>
          </table:table-cell>
          <table:table-cell table:style-name="MailMergeTable2025-01-09T15_3a_29_3a_52Z7.B4" office:value-type="string">
            <text:p text:style-name="P11"/>
          </table:table-cell>
          <table:table-cell table:style-name="MailMergeTable2025-01-09T15_3a_29_3a_52Z7.C4">
            <text:p text:style-name="P11"/>
          </table:table-cell>
          <table:table-cell table:style-name="MailMergeTable2025-01-09T15_3a_29_3a_52Z7.D4" office:value-type="string">
            <text:p text:style-name="P11"/>
          </table:table-cell>
          <table:table-cell table:style-name="MailMergeTable2025-01-09T15_3a_29_3a_52Z7.E4" office:value-type="string">
            <text:p text:style-name="P11"/>
          </table:table-cell>
          <table:table-cell table:style-name="MailMergeTable2025-01-09T15_3a_29_3a_52Z7.F4" office:value-type="string">
            <text:p text:style-name="P10">Total Shares:</text:p>
          </table:table-cell>
          <table:table-cell table:style-name="MailMergeTable2025-01-09T15_3a_29_3a_52Z7.G4" office:value-type="float" office:value="408">
            <text:p text:style-name="P10">408</text:p>
          </table:table-cell>
        </table:table-row>
      </table:table>
      <text:p text:style-name="P12"/>
      <text:p text:style-name="P13"><text:span text:style-name="T1">Re:</text:span><text:span text:style-name="T2"><text:tab/>The captioned shares standing in the name of above deceased shareholder were ordered to be transmitted, vide Order in Succession Application no. 300101006841 dated 09-10-2024 by the High Court / District Court &amp; NADRA in the province of Punjab, in favour of the following legal heirs of the deceased.</text:span></text:p>
      <text:p text:style-name="P4"/>
      <text:p text:style-name="P4">Muhammad Ilyas Khan</text:p>
      <text:p text:style-name="P4">Raja Muhammad Anees Khan</text:p>
      <text:p text:style-name="P4">Raja Muhammad Idrees Khan</text:p>
      <text:p text:style-name="P4"/>
      <text:p text:style-name="P14"><text:span text:style-name="T2">It is hereby requested that my name and particulars being a legal heir of the deceased, as given below, be entered in the register of members of the above Company. I hereby agree and have no objection on transferring of </text:span><text:span text:style-name="T3">1/3 (one third) of total</text:span><text:span text:style-name="T2"> shares in my name out of the aggregate shareholding of the deceased. Further, it is requested that all my cash dividend amounts declared by the company, be credited into the following bank account (as required under Section 24</text:span><text:span text:style-name="T4">2</text:span><text:span text:style-name="T2"> of the Companies Act, 2017):</text:span></text:p>
      <text:p text:style-name="P4"/>
      <table:table table:name="MailMergeTable2025-01-09T15:29:52Z8" table:style-name="MailMergeTable2025-01-09T15_3a_29_3a_52Z8">
        <table:table-column table:style-name="MailMergeTable2025-01-09T15_3a_29_3a_52Z8.A" table:number-columns-repeated="2"/>
        <table:table-row table:style-name="MailMergeTable2025-01-09T15_3a_29_3a_52Z8.1">
          <table:table-cell table:style-name="MailMergeTable2025-01-09T15_3a_29_3a_52Z8.A1" office:value-type="string">
            <text:p text:style-name="P15">In the presence of</text:p>
            <text:p text:style-name="P16"/>
            <text:p text:style-name="P16">Male Witness</text:p>
            <text:p text:style-name="P16"/>
            <text:p text:style-name="P16">Signed by witness (1)</text:p>
            <text:p text:style-name="P16">Name:<text:tab/><text:tab/><text:span text:style-name="T5">Muhammad Asif</text:span></text:p>
            <text:p text:style-name="P16">Occupation:<text:tab/><text:span text:style-name="T6">Retired Telecom Engineer</text:span></text:p>
            <text:p text:style-name="P16">Address: <text:span text:style-name="T6">3:<text:tab/>Justice Sharif Scheme</text:span></text:p>
            <text:p text:style-name="P17"><text:tab/><text:tab/>Samanabad, Lahore</text:p>
            <text:p text:style-name="P16"/>
            <text:p text:style-name="P16">CNIC No.:<text:tab/><text:span text:style-name="T6">35202-2793406-1</text:span></text:p>
            <text:p text:style-name="P17">Contact No.:<text:tab/>+92 302 845 8666</text:p>
          </table:table-cell>
          <table:table-cell table:style-name="MailMergeTable2025-01-09T15_3a_29_3a_52Z8.A1" office:value-type="string">
            <text:p text:style-name="P14">Signed by the legal heir (with blue pen).</text:p>
            <text:p text:style-name="P14"/>
            <text:p text:style-name="P14"/>
            <text:p text:style-name="P14">Legal heir’s /Successor’s Signature (with blue pen)</text:p>
            <text:p text:style-name="P14">Name (as on CNIC):<text:tab/>Raja Muhammad Anees Khan</text:p>
            <text:p text:style-name="P14">Existing Folio No.:</text:p>
            <text:p text:style-name="P14">Occupation:<text:tab/><text:tab/>Retired</text:p>
            <text:p text:style-name="P14">Complete Address:<text:tab/>21, Ghulam Nabi Colony</text:p>
            <text:p text:style-name="P14"><text:tab/><text:tab/><text:tab/>Samanabad, Lahore</text:p>
            <text:p text:style-name="P14">CNIC No.:<text:tab/><text:tab/>35202-3795555-1</text:p>
            <text:p text:style-name="P14">Tel. #<text:tab/><text:tab/><text:tab/>0306 566 0936</text:p>
            <text:p text:style-name="P16">Email Address<text:tab/><text:tab/>aneeskhan21@gmail.com</text:p>
          </table:table-cell>
        </table:table-row>
      </table:table>
      <text:p text:style-name="P18"/>
      <table:table table:name="MailMergeTable2025-01-09T15:29:52Z9" table:style-name="MailMergeTable2025-01-09T15_3a_29_3a_52Z9">
        <table:table-column table:style-name="MailMergeTable2025-01-09T15_3a_29_3a_52Z9.A" table:number-columns-repeated="2"/>
        <text:soft-page-break/>
        <table:table-row table:style-name="MailMergeTable2025-01-09T15_3a_29_3a_52Z9.1">
          <table:table-cell table:style-name="MailMergeTable2025-01-09T15_3a_29_3a_52Z9.A1" office:value-type="string">
            <text:p text:style-name="P15">Male Witness</text:p>
            <text:p text:style-name="P16"/>
            <text:p text:style-name="P16">Signed by witness (2)</text:p>
            <text:p text:style-name="P16">Name:<text:tab/><text:tab/>Abdul Razak</text:p>
            <text:p text:style-name="P16">Occupation:<text:tab/>Retired PAF Officer</text:p>
            <text:p text:style-name="P16">Address:<text:tab/><text:span text:style-name="T6">117, Street 24, Mohrrha Sharif</text:span></text:p>
            <text:p text:style-name="P17"><text:tab/><text:tab/>Bund Road, Lahore</text:p>
            <text:p text:style-name="P16"/>
            <text:p text:style-name="P16">CNIC No.:<text:tab/><text:span text:style-name="T6">37101-829119-1</text:span></text:p>
            <text:p text:style-name="P17">Contact No.:<text:tab/>+92 308 434 8291</text:p>
          </table:table-cell>
          <table:table-cell table:style-name="MailMergeTable2025-01-09T15_3a_29_3a_52Z9.A1" office:value-type="string">
            <text:p text:style-name="P16"><text:span text:style-name="T7">Legal heir’s / Successor’s Specimen Signature</text:span> (with blue pen)</text:p>
            <text:p text:style-name="P16"/>
            <text:p text:style-name="P14"><text:s/><draw:custom-shape text:anchor-type="as-char" draw:z-index="1" draw:name="Shape 2" draw:style-name="gr1" draw:text-style-name="P19" svg:width="3.2657in" svg:height="0.98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20">VERIFICATION OF LEGAL HEIR’S / SUCCESSOR’S SIGNATURE BY BANK MANAGER AND AUTHENTICATION OF COMPLETE BANK PARTICULARS FOR ELECTRONIC CREDIT OF DIVIDENDS</text:p>
      <table:table table:name="MailMergeTable2025-01-09T15:29:52Z10" table:style-name="MailMergeTable2025-01-09T15_3a_29_3a_52Z10">
        <table:table-column table:style-name="MailMergeTable2025-01-09T15_3a_29_3a_52Z10.A"/>
        <table:table-column table:style-name="MailMergeTable2025-01-09T15_3a_29_3a_52Z10.B"/>
        <table:table-header-rows>
          <table:table-row>
            <table:table-cell table:style-name="MailMergeTable2025-01-09T15_3a_29_3a_52Z10.A1" office:value-type="string">
              <text:p text:style-name="P14">Title of Bank Account: <text:tab/><text:tab/>Raja Muhammad Anees Khan</text:p>
              <text:p text:style-name="P14">IBAN Number (24 digits): <text:tab/>PK66 MEZN 0002 0101 0065 2292</text:p>
              <text:p text:style-name="P14">Name of Bank: <text:tab/><text:tab/><text:tab/>Meezan Bank Limited</text:p>
              <text:p text:style-name="P14">Name of Bank Branch with mailing address:</text:p>
              <text:p text:style-name="P14"><text:tab/>(0201) Gulberg Branch</text:p>
              <text:p text:style-name="P14"><text:tab/>60-Main Boulevard</text:p>
              <text:p text:style-name="P14"><text:tab/>Gulberg, Lahore</text:p>
            </table:table-cell>
            <table:table-cell table:style-name="MailMergeTable2025-01-09T15_3a_29_3a_52Z10.A1" office:value-type="string">
              <text:p text:style-name="P14"/>
              <text:p text:style-name="P14"/>
              <text:p text:style-name="P14"/>
              <text:p text:style-name="P14"/>
              <text:p text:style-name="P14"/>
              <text:p text:style-name="P14">Verifying Manager’s Name, P/A &amp; phone number</text:p>
              <text:p text:style-name="P14">Bank’s Stamp &amp; Signature</text:p>
            </table:table-cell>
          </table:table-row>
        </table:table-header-rows>
      </table:table>
      <text:p text:style-name="P14"/>
      <text:p text:style-name="P14"><text:span text:style-name="T7">FOR OFFICE USE OF FAMCO Share Registrar Services (Pvt.) Limited ONLY</text:span></text:p>
      <text:p text:style-name="P14">Checked By:____________________</text:p>
      <text:p text:style-name="P14">Approved By:___________________<text:tab/><text:tab/><text:tab/><text:tab/>Sign Updated By: _____________________</text:p>
      <text:p text:style-name="P22">TRANSMISSION REQUEST FORM (TRF)</text:p>
      <text:p text:style-name="P2">(A separate form must be submitted by each legal heir in whose name(s) shares are to be transferred)</text:p>
      <text:p text:style-name="P3">In the matter of:</text:p>
      <text:p text:style-name="P3"/>
      <table:table table:name="MailMergeTable2025-01-09T15:29:52Z11" table:style-name="MailMergeTable2025-01-09T15_3a_29_3a_52Z11">
        <table:table-column table:style-name="MailMergeTable2025-01-09T15_3a_29_3a_52Z11.A"/>
        <table:table-column table:style-name="MailMergeTable2025-01-09T15_3a_29_3a_52Z11.B"/>
        <table:table-row table:style-name="MailMergeTable2025-01-09T15_3a_29_3a_52Z11.1">
          <table:table-cell table:style-name="MailMergeTable2025-01-09T15_3a_29_3a_52Z11.A1" office:value-type="string">
            <text:p text:style-name="P3">Succession Application No.:</text:p>
          </table:table-cell>
          <table:table-cell table:style-name="MailMergeTable2025-01-09T15_3a_29_3a_52Z11.A1" office:value-type="string">
            <text:p text:style-name="P4">300101006841</text:p>
          </table:table-cell>
        </table:table-row>
        <table:table-row table:style-name="MailMergeTable2025-01-09T15_3a_29_3a_52Z11.1">
          <table:table-cell table:style-name="MailMergeTable2025-01-09T15_3a_29_3a_52Z11.A1" office:value-type="string">
            <text:p text:style-name="P3">Deceased shareholder’s name:</text:p>
          </table:table-cell>
          <table:table-cell table:style-name="MailMergeTable2025-01-09T15_3a_29_3a_52Z11.A1" office:value-type="string">
            <text:p text:style-name="P4">MUHAMMAD AYUB KHAN</text:p>
          </table:table-cell>
        </table:table-row>
        <table:table-row table:style-name="MailMergeTable2025-01-09T15_3a_29_3a_52Z11.1">
          <table:table-cell table:style-name="MailMergeTable2025-01-09T15_3a_29_3a_52Z11.A1" office:value-type="string">
            <text:p text:style-name="P3">Company name:</text:p>
          </table:table-cell>
          <table:table-cell table:style-name="MailMergeTable2025-01-09T15_3a_29_3a_52Z11.A1" office:value-type="string">
            <text:p text:style-name="P4">Lotte Chemical Pakistan Limited</text:p>
          </table:table-cell>
        </table:table-row>
        <table:table-row table:style-name="MailMergeTable2025-01-09T15_3a_29_3a_52Z11.1">
          <table:table-cell table:style-name="MailMergeTable2025-01-09T15_3a_29_3a_52Z11.A1" office:value-type="string">
            <text:p text:style-name="P3">Total No. of Ordinary/Preference shares:</text:p>
          </table:table-cell>
          <table:table-cell table:style-name="MailMergeTable2025-01-09T15_3a_29_3a_52Z11.A1" office:value-type="string">
            <text:p text:style-name="P4">408</text:p>
          </table:table-cell>
        </table:table-row>
        <table:table-row table:style-name="MailMergeTable2025-01-09T15_3a_29_3a_52Z11.1">
          <table:table-cell table:style-name="MailMergeTable2025-01-09T15_3a_29_3a_52Z11.A1" office:value-type="string">
            <text:p text:style-name="P3">Under Folio No(s).</text:p>
          </table:table-cell>
          <table:table-cell table:style-name="MailMergeTable2025-01-09T15_3a_29_3a_52Z11.A1" office:value-type="string">
            <text:p text:style-name="P4">64163</text:p>
          </table:table-cell>
        </table:table-row>
      </table:table>
      <text:p text:style-name="P5"/>
      <table:table table:name="MailMergeTable2025-01-09T15:29:52Z12" table:style-name="MailMergeTable2025-01-09T15_3a_29_3a_52Z12">
        <table:table-column table:style-name="MailMergeTable2025-01-09T15_3a_29_3a_52Z12.A"/>
        <table:table-column table:style-name="MailMergeTable2025-01-09T15_3a_29_3a_52Z12.B"/>
        <table:table-column table:style-name="MailMergeTable2025-01-09T15_3a_29_3a_52Z12.C"/>
        <table:table-column table:style-name="MailMergeTable2025-01-09T15_3a_29_3a_52Z12.D"/>
        <table:table-column table:style-name="MailMergeTable2025-01-09T15_3a_29_3a_52Z12.E"/>
        <table:table-column table:style-name="MailMergeTable2025-01-09T15_3a_29_3a_52Z12.F"/>
        <table:table-column table:style-name="MailMergeTable2025-01-09T15_3a_29_3a_52Z12.G"/>
        <table:table-header-rows>
          <table:table-row table:style-name="MailMergeTable2025-01-09T15_3a_29_3a_52Z12.1">
            <table:table-cell table:style-name="MailMergeTable2025-01-09T15_3a_29_3a_52Z12.A1" table:number-columns-spanned="7" office:value-type="string">
              <text:p text:style-name="P6">Lotte Chemical Pakistan Limited</text:p>
            </table:table-cell>
            <table:covered-table-cell/>
            <table:covered-table-cell/>
            <table:covered-table-cell/>
            <table:covered-table-cell/>
            <table:covered-table-cell/>
            <table:covered-table-cell/>
          </table:table-row>
          <table:table-row table:style-name="MailMergeTable2025-01-09T15_3a_29_3a_52Z12.1">
            <table:table-cell table:style-name="MailMergeTable2025-01-09T15_3a_29_3a_52Z12.A2" office:value-type="string">
              <text:p text:style-name="P7">S #</text:p>
            </table:table-cell>
            <table:table-cell table:style-name="MailMergeTable2025-01-09T15_3a_29_3a_52Z12.A2" office:value-type="string">
              <text:p text:style-name="P7">Folio #</text:p>
            </table:table-cell>
            <table:table-cell table:style-name="MailMergeTable2025-01-09T15_3a_29_3a_52Z12.A2" office:value-type="string">
              <text:p text:style-name="P7">Cert From</text:p>
            </table:table-cell>
            <table:table-cell table:style-name="MailMergeTable2025-01-09T15_3a_29_3a_52Z12.A2" office:value-type="string">
              <text:p text:style-name="P7">Cert To</text:p>
            </table:table-cell>
            <table:table-cell table:style-name="MailMergeTable2025-01-09T15_3a_29_3a_52Z12.A2" office:value-type="string">
              <text:p text:style-name="P7">Dist From</text:p>
            </table:table-cell>
            <table:table-cell table:style-name="MailMergeTable2025-01-09T15_3a_29_3a_52Z12.A2" office:value-type="string">
              <text:p text:style-name="P7">Dist To</text:p>
            </table:table-cell>
            <table:table-cell table:style-name="MailMergeTable2025-01-09T15_3a_29_3a_52Z12.G2" office:value-type="string">
              <text:p text:style-name="P7">Qty</text:p>
            </table:table-cell>
          </table:table-row>
        </table:table-header-rows>
        <table:table-row table:style-name="MailMergeTable2025-01-09T15_3a_29_3a_52Z12.1">
          <table:table-cell table:style-name="MailMergeTable2025-01-09T15_3a_29_3a_52Z12.A3" office:value-type="float" office:value="1">
            <text:p text:style-name="P8">1</text:p>
          </table:table-cell>
          <table:table-cell table:style-name="MailMergeTable2025-01-09T15_3a_29_3a_52Z12.A3" office:value-type="float" office:value="64163">
            <text:p text:style-name="P8">64163</text:p>
          </table:table-cell>
          <table:table-cell table:style-name="MailMergeTable2025-01-09T15_3a_29_3a_52Z12.A3" office:value-type="float" office:value="31599">
            <text:p text:style-name="P8">31599</text:p>
          </table:table-cell>
          <table:table-cell table:style-name="MailMergeTable2025-01-09T15_3a_29_3a_52Z12.D3" office:value-type="string">
            <text:p text:style-name="P9"/>
          </table:table-cell>
          <table:table-cell table:style-name="MailMergeTable2025-01-09T15_3a_29_3a_52Z12.A3" office:value-type="float" office:value="13218330">
            <text:p text:style-name="P8">13218330</text:p>
          </table:table-cell>
          <table:table-cell table:style-name="MailMergeTable2025-01-09T15_3a_29_3a_52Z12.A3" office:value-type="float" office:value="1328737">
            <text:p text:style-name="P8">1328737</text:p>
          </table:table-cell>
          <table:table-cell table:style-name="MailMergeTable2025-01-09T15_3a_29_3a_52Z12.G3" office:value-type="float" office:value="408">
            <text:p text:style-name="P10">408</text:p>
          </table:table-cell>
        </table:table-row>
        <table:table-row table:style-name="MailMergeTable2025-01-09T15_3a_29_3a_52Z12.1">
          <table:table-cell table:style-name="MailMergeTable2025-01-09T15_3a_29_3a_52Z12.A4" office:value-type="string">
            <text:p text:style-name="P11"/>
          </table:table-cell>
          <table:table-cell table:style-name="MailMergeTable2025-01-09T15_3a_29_3a_52Z12.B4" office:value-type="string">
            <text:p text:style-name="P11"/>
          </table:table-cell>
          <table:table-cell table:style-name="MailMergeTable2025-01-09T15_3a_29_3a_52Z12.C4">
            <text:p text:style-name="P11"/>
          </table:table-cell>
          <table:table-cell table:style-name="MailMergeTable2025-01-09T15_3a_29_3a_52Z12.D4" office:value-type="string">
            <text:p text:style-name="P11"/>
          </table:table-cell>
          <table:table-cell table:style-name="MailMergeTable2025-01-09T15_3a_29_3a_52Z12.E4" office:value-type="string">
            <text:p text:style-name="P11"/>
          </table:table-cell>
          <table:table-cell table:style-name="MailMergeTable2025-01-09T15_3a_29_3a_52Z12.F4" office:value-type="string">
            <text:p text:style-name="P10">Total Shares:</text:p>
          </table:table-cell>
          <table:table-cell table:style-name="MailMergeTable2025-01-09T15_3a_29_3a_52Z12.G4" office:value-type="float" office:value="408">
            <text:p text:style-name="P10">408</text:p>
          </table:table-cell>
        </table:table-row>
      </table:table>
      <text:p text:style-name="P12"/>
      <text:p text:style-name="P13"><text:span text:style-name="T1">Re:</text:span><text:span text:style-name="T2"><text:tab/>The captioned shares standing in the name of above deceased shareholder were ordered to be transmitted, vide Order in Succession Application no. 300101006841 dated 09-10-2024 by the High Court / District Court &amp; NADRA in the province of Punjab, in favour of the following legal heirs of the deceased.</text:span></text:p>
      <text:p text:style-name="P4"/>
      <text:p text:style-name="P4">Muhammad Ilyas Khan</text:p>
      <text:p text:style-name="P4">Raja Muhammad Anees Khan</text:p>
      <text:p text:style-name="P4">Raja Muhammad Idrees Khan</text:p>
      <text:p text:style-name="P4"/>
      <text:p text:style-name="P14"><text:span text:style-name="T2">It is hereby requested that my name and particulars being a legal heir of the deceased, as given below, be entered in the register of members of the above Company. I hereby agree and have no objection on transferring of </text:span><text:span text:style-name="T3">1/3 (one third) of total</text:span><text:span text:style-name="T2"> shares in my name out of the aggregate shareholding of the deceased. Further, it is requested that all my cash dividend amounts declared by the company, be credited into the following bank account (as required under Section 24</text:span><text:span text:style-name="T4">2</text:span><text:span text:style-name="T2"> of the Companies Act, 2017):</text:span></text:p>
      <text:p text:style-name="P4"/>
      <table:table table:name="MailMergeTable2025-01-09T15:29:52Z13" table:style-name="MailMergeTable2025-01-09T15_3a_29_3a_52Z13">
        <table:table-column table:style-name="MailMergeTable2025-01-09T15_3a_29_3a_52Z13.A" table:number-columns-repeated="2"/>
        <table:table-row table:style-name="MailMergeTable2025-01-09T15_3a_29_3a_52Z13.1">
          <table:table-cell table:style-name="MailMergeTable2025-01-09T15_3a_29_3a_52Z13.A1" office:value-type="string">
            <text:p text:style-name="P15">In the presence of</text:p>
            <text:p text:style-name="P16"/>
            <text:p text:style-name="P16">Male Witness</text:p>
            <text:p text:style-name="P16"/>
            <text:p text:style-name="P16">Signed by witness (1)</text:p>
            <text:p text:style-name="P16">Name:<text:tab/><text:tab/><text:span text:style-name="T5">Muhammad Asif</text:span></text:p>
            <text:p text:style-name="P16">Occupation:<text:tab/><text:span text:style-name="T6">Retired Telecom Engineer</text:span></text:p>
            <text:p text:style-name="P16">Address: <text:span text:style-name="T6">3:<text:tab/>Justice Sharif Scheme</text:span></text:p>
            <text:p text:style-name="P17"><text:tab/><text:tab/>Samanabad, Lahore</text:p>
            <text:p text:style-name="P16"/>
            <text:p text:style-name="P16">CNIC No.:<text:tab/><text:span text:style-name="T6">35202-2793406-1</text:span></text:p>
            <text:p text:style-name="P17">Contact No.:<text:tab/>+92 302 845 8666</text:p>
          </table:table-cell>
          <table:table-cell table:style-name="MailMergeTable2025-01-09T15_3a_29_3a_52Z13.A1" office:value-type="string">
            <text:p text:style-name="P14">Signed by the legal heir (with blue pen).</text:p>
            <text:p text:style-name="P14"/>
            <text:p text:style-name="P14"/>
            <text:p text:style-name="P14">Legal heir’s /Successor’s Signature (with blue pen)</text:p>
            <text:p text:style-name="P14">Name (as on CNIC):<text:tab/>Raja Muhammad Idrees Khan</text:p>
            <text:p text:style-name="P14">Existing Folio No.:</text:p>
            <text:p text:style-name="P14">Occupation:<text:tab/><text:tab/>Retired</text:p>
            <text:p text:style-name="P14">Complete Address:<text:tab/>21, Ghulam Nabi Colony</text:p>
            <text:p text:style-name="P14"><text:tab/><text:tab/><text:tab/>Samanabad, Lahore</text:p>
            <text:p text:style-name="P14">CNIC No.:<text:tab/><text:tab/>35202-6407144-7</text:p>
            <text:p text:style-name="P14">Tel. #<text:tab/><text:tab/><text:tab/>0300 885 0875</text:p>
            <text:p text:style-name="P16">Email Address<text:tab/><text:tab/>-</text:p>
          </table:table-cell>
        </table:table-row>
      </table:table>
      <text:p text:style-name="P18"/>
      <table:table table:name="MailMergeTable2025-01-09T15:29:52Z14" table:style-name="MailMergeTable2025-01-09T15_3a_29_3a_52Z14">
        <table:table-column table:style-name="MailMergeTable2025-01-09T15_3a_29_3a_52Z14.A" table:number-columns-repeated="2"/>
        <text:soft-page-break/>
        <table:table-row table:style-name="MailMergeTable2025-01-09T15_3a_29_3a_52Z14.1">
          <table:table-cell table:style-name="MailMergeTable2025-01-09T15_3a_29_3a_52Z14.A1" office:value-type="string">
            <text:p text:style-name="P15">Male Witness</text:p>
            <text:p text:style-name="P16"/>
            <text:p text:style-name="P16">Signed by witness (2)</text:p>
            <text:p text:style-name="P16">Name:<text:tab/><text:tab/>Abdul Razak</text:p>
            <text:p text:style-name="P16">Occupation:<text:tab/>Retired PAF Officer</text:p>
            <text:p text:style-name="P16">Address:<text:tab/><text:span text:style-name="T6">117, Street 24, Mohrrha Sharif</text:span></text:p>
            <text:p text:style-name="P17"><text:tab/><text:tab/>Bund Road, Lahore</text:p>
            <text:p text:style-name="P16"/>
            <text:p text:style-name="P16">CNIC No.:<text:tab/><text:span text:style-name="T6">37101-829119-1</text:span></text:p>
            <text:p text:style-name="P17">Contact No.:<text:tab/>+92 308 434 8291</text:p>
          </table:table-cell>
          <table:table-cell table:style-name="MailMergeTable2025-01-09T15_3a_29_3a_52Z14.A1" office:value-type="string">
            <text:p text:style-name="P16"><text:span text:style-name="T7">Legal heir’s / Successor’s Specimen Signature</text:span> (with blue pen)</text:p>
            <text:p text:style-name="P16"/>
            <text:p text:style-name="P14"><text:s/><draw:custom-shape text:anchor-type="as-char" draw:z-index="2" draw:name="Shape 3" draw:style-name="gr1" draw:text-style-name="P19" svg:width="3.2657in" svg:height="0.98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20">VERIFICATION OF LEGAL HEIR’S / SUCCESSOR’S SIGNATURE BY BANK MANAGER AND AUTHENTICATION OF COMPLETE BANK PARTICULARS FOR ELECTRONIC CREDIT OF DIVIDENDS</text:p>
      <table:table table:name="MailMergeTable2025-01-09T15:29:52Z15" table:style-name="MailMergeTable2025-01-09T15_3a_29_3a_52Z15">
        <table:table-column table:style-name="MailMergeTable2025-01-09T15_3a_29_3a_52Z15.A"/>
        <table:table-column table:style-name="MailMergeTable2025-01-09T15_3a_29_3a_52Z15.B"/>
        <table:table-header-rows>
          <table:table-row>
            <table:table-cell table:style-name="MailMergeTable2025-01-09T15_3a_29_3a_52Z15.A1" office:value-type="string">
              <text:p text:style-name="P14">Title of Bank Account: <text:tab/><text:tab/>Raja Muhammad Idrees Khan</text:p>
              <text:p text:style-name="P14">IBAN Number (24 digits): <text:tab/>PK22 SCBL 0000 0184 4076 5201</text:p>
              <text:p text:style-name="P14">Name of Bank: <text:tab/><text:tab/><text:tab/>Standard Chartered Bank Limited</text:p>
              <text:p text:style-name="P14">Name of Bank Branch with mailing address:</text:p>
              <text:p text:style-name="P14"><text:tab/>The Mall Road Branch</text:p>
              <text:p text:style-name="P14"><text:tab/>47-Shahrah-e-Quaid-e-Azam</text:p>
              <text:p text:style-name="P14"><text:tab/>The Mall, Lahore</text:p>
            </table:table-cell>
            <table:table-cell table:style-name="MailMergeTable2025-01-09T15_3a_29_3a_52Z15.A1" office:value-type="string">
              <text:p text:style-name="P14"/>
              <text:p text:style-name="P14"/>
              <text:p text:style-name="P14"/>
              <text:p text:style-name="P14"/>
              <text:p text:style-name="P14"/>
              <text:p text:style-name="P14">Verifying Manager’s Name, P/A &amp; phone number</text:p>
              <text:p text:style-name="P14">Bank’s Stamp &amp; Signature</text:p>
            </table:table-cell>
          </table:table-row>
        </table:table-header-rows>
      </table:table>
      <text:p text:style-name="P14"/>
      <text:p text:style-name="P14"><text:span text:style-name="T7">FOR OFFICE USE OF FAMCO Share Registrar Services (Pvt.) Limited ONLY</text:span></text:p>
      <text:p text:style-name="P14">Checked By:____________________</text:p>
      <text:p text:style-name="P14">Approved By:___________________<text:tab/><text:tab/><text:tab/><text:tab/>Sign Updated By: 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pitch="variable"/>
    <style:font-face style:name="Calibri4" svg:font-family="Calibri" style:font-adornments="Regular"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4" fo:font-family="Calibri" style:font-style-name="Regular" style:font-family-generic="swiss" style:font-pitch="variable" fo:font-size="10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Footer" style:family="paragraph" style:parent-style-name="Header_20_and_20_Footer" style:class="extra">
      <style:paragraph-properties text:number-lines="false" text:line-number="0"/>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3.8in" style:type="center"/>
          <style:tab-stop style:position="7.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Calibri1" fo:font-family="Calibri" style:font-family-generic="swiss" fo:font-size="10pt" style:font-size-asian="11pt"/>
    </style:style>
    <style:style style:name="Numbering_20_Symbols" style:display-name="Numbering Symbols" style:family="text"/>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style="long"/>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Calibri1" fo:font-size="9pt" style:font-size-asian="9pt" style:font-size-complex="9pt"/>
    </style:style>
    <style:page-layout style:name="Mpm1" style:page-usage="mirrored">
      <style:page-layout-properties fo:page-width="8.5in" fo:page-height="11in" style:num-format="1" style:print-orientation="portrait" fo:margin-top="0.4201in" fo:margin-bottom="0.4201in" fo:margin-left="0.4701in" fo:margin-right="0.4701in" style:writing-mode="lr-tb" style:layout-grid-color="#c0c0c0" style:layout-grid-lines="1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bookmark-start text:name="PageNumWizard_FOOTER_Default_Page_Style1"/><text:span text:style-name="MT1"><text:page-number text:select-page="current">3</text:page-number></text:span><text:span text:style-name="MT1"><text:s/>/ </text:span><text:span text:style-name="MT1"><text:page-count>6</text:page-count></text:span><text:bookmark-end text:name="PageNumWizard_FOOTER_Default_Page_Style1"/></text:p>
      </style:footer>
      <style:footer-left>
        <text:p text:style-name="MP1"><text:bookmark-start text:name="PageNumWizard_FOOTER_Default_Page_Style2"/><text:page-number text:select-page="current">2</text:page-number><text:s/>/ <text:page-count>6</text:page-count><text:bookmark-end text:name="PageNumWizard_FOOTER_Default_Page_Style2"/></text:p>
      </style:footer-left>
    </style:master-page>
    <style:master-page style:name="HTML" style:page-layout-name="Mpm2" draw:style-name="Mdp1"/>
    <style:master-page style:name="Default_20_Page_20_Style1" style:display-name="Default Page Style1" style:page-layout-name="Mpm1" draw:style-name="Mdp1">
      <style:footer>
        <text:p text:style-name="MP1" loext:marker-style-name="MT1"><text:bookmark-start text:name="PageNumWizard_FOOTER_Default_Page_Style1MailMergeMark2025-01-09T15:29:52Z3"/><text:span text:style-name="MT1"><text:page-number text:select-page="current">1</text:page-number></text:span><text:span text:style-name="MT1"><text:s/>/ </text:span><text:bookmark-end text:name="PageNumWizard_FOOTER_Default_Page_Style1MailMergeMark2025-01-09T15:29:52Z3"/><text:span text:style-name="MT1">2</text:span></text:p>
      </style:footer>
      <style:footer-left>
        <text:p text:style-name="MP1"><text:bookmark-start text:name="PageNumWizard_FOOTER_Default_Page_Style2MailMergeMark2025-01-09T15:29:52Z4"/><text:page-number text:select-page="current">2</text:page-number><text:s/>/ <text:bookmark-end text:name="PageNumWizard_FOOTER_Default_Page_Style2MailMergeMark2025-01-09T15:29:52Z4"/>2</text:p>
      </style:footer-left>
    </style:master-page>
    <style:master-page style:name="Default_20_Page_20_Style2" style:display-name="Default Page Style2" style:page-layout-name="Mpm1" draw:style-name="Mdp1">
      <style:footer>
        <text:p text:style-name="MP1" loext:marker-style-name="MT1"><text:bookmark-start text:name="PageNumWizard_FOOTER_Default_Page_Style1MailMergeMark2025-01-09T15:29:52Z6"/><text:span text:style-name="MT1"><text:page-number text:select-page="current">1</text:page-number></text:span><text:span text:style-name="MT1"><text:s/>/ </text:span><text:bookmark-end text:name="PageNumWizard_FOOTER_Default_Page_Style1MailMergeMark2025-01-09T15:29:52Z6"/><text:span text:style-name="MT1">2</text:span></text:p>
      </style:footer>
      <style:footer-left>
        <text:p text:style-name="MP1"><text:bookmark-start text:name="PageNumWizard_FOOTER_Default_Page_Style2MailMergeMark2025-01-09T15:29:52Z7"/><text:page-number text:select-page="current">2</text:page-number><text:s/>/ <text:bookmark-end text:name="PageNumWizard_FOOTER_Default_Page_Style2MailMergeMark2025-01-09T15:29:52Z7"/>2</text:p>
      </style:footer-left>
    </style:master-page>
    <style:master-page style:name="Default_20_Page_20_Style3" style:display-name="Default Page Style3" style:page-layout-name="Mpm1" draw:style-name="Mdp1">
      <style:footer>
        <text:p text:style-name="MP1" loext:marker-style-name="MT1"><text:bookmark-start text:name="PageNumWizard_FOOTER_Default_Page_Style1MailMergeMark2025-01-09T15:29:52Z9"/><text:span text:style-name="MT1"><text:page-number text:select-page="current">1</text:page-number></text:span><text:span text:style-name="MT1"><text:s/>/ </text:span><text:bookmark-end text:name="PageNumWizard_FOOTER_Default_Page_Style1MailMergeMark2025-01-09T15:29:52Z9"/><text:span text:style-name="MT1">2</text:span></text:p>
      </style:footer>
      <style:footer-left>
        <text:p text:style-name="MP1"><text:bookmark-start text:name="PageNumWizard_FOOTER_Default_Page_Style2MailMergeMark2025-01-09T15:29:52Z10"/><text:page-number text:select-page="current">2</text:page-number><text:s/>/ <text:bookmark-end text:name="PageNumWizard_FOOTER_Default_Page_Style2MailMergeMark2025-01-09T15:29:52Z10"/>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08-22T20:16:30</meta:creation-date>
    <dc:language>en-US</dc:language>
    <dc:date>2025-01-09T15:29:58.544000000</dc:date>
    <meta:editing-cycles>134</meta:editing-cycles>
    <meta:editing-duration>PT18H17M59S</meta:editing-duration>
    <meta:document-statistic meta:table-count="15" meta:image-count="0" meta:object-count="0" meta:page-count="6" meta:paragraph-count="236" meta:word-count="1332" meta:character-count="8288" meta:non-whitespace-character-count="7108"/>
    <meta:user-defined meta:name="AppVersion">15.0000</meta:user-defined>
    <meta:user-defined meta:name="Company">Lotte Chemical Pakistan Limited</meta:user-defined>
    <meta:user-defined meta:name="Folio1">64163</meta:user-defined>
    <meta:user-defined meta:name="NumShares1">408</meta:user-defined>
    <meta:user-defined meta:name="Registrar" meta:value-type="string">FAMCO Share Registrar Services (Pvt.) Limited</meta:user-defined>
    <meta:user-defined meta:name="Ticker" meta:value-type="string">LOTCHEM</meta:user-defined>
  </office:meta>
</office:document-meta>
</file>